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, Courier New" svg:font-family="'Arial, Courier New', Consolas, 'Courier New', monospace"/>
    <style:font-face style:name="Consolas" svg:font-family="Consolas, Monaco, 'Andale Mono', 'Ubuntu Mono', monospace"/>
    <style:font-face style:name="Open Sans" svg:font-family="'Open Sans', sans-serif"/>
    <style:font-face style:name="OpenSymbol" svg:font-family="OpenSymbol"/>
    <style:font-face style:name="Raleway" svg:font-family="Raleway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444444" style:font-name="Open Sans" fo:font-size="14pt" fo:letter-spacing="normal" fo:font-style="normal" fo:font-weight="normal"/>
    </style:style>
    <style:style style:name="P2" style:family="paragraph" style:parent-style-name="Text_20_body">
      <style:paragraph-properties fo:orphans="2" fo:widows="2"/>
      <style:text-properties fo:font-variant="normal" fo:text-transform="none" fo:color="#444444" style:font-name="Open Sans" fo:font-size="14pt" fo:letter-spacing="normal" fo:font-style="normal" fo:font-weight="normal"/>
    </style:style>
    <style:style style:name="P3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282a36">
        <style:background-image/>
      </style:paragraph-properties>
    </style:style>
    <style:style style:name="P4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282a36" fo:padding="0cm" fo:border="none">
        <style:background-image/>
      </style:paragraph-properties>
    </style:style>
    <style:style style:name="P5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282a36" fo:padding-left="0.049cm" fo:padding-right="0cm" fo:padding-top="0cm" fo:padding-bottom="0cm" fo:border-left="0.088cm solid #ff6347" fo:border-right="none" fo:border-top="none" fo:border-bottom="none">
        <style:background-image/>
      </style:paragraph-properties>
    </style:style>
    <style:style style:name="P6" style:family="paragraph" style:parent-style-name="Text_20_body">
      <style:paragraph-properties fo:margin-top="0cm" fo:margin-bottom="0cm" fo:orphans="2" fo:widows="2"/>
      <style:text-properties fo:font-variant="normal" fo:text-transform="none" fo:color="#444444" style:font-name="Open Sans" fo:font-size="14pt" fo:letter-spacing="normal" fo:font-style="normal" fo:font-weight="normal"/>
    </style:style>
    <style:style style:name="P7" style:family="paragraph" style:parent-style-name="Text_20_body">
      <style:paragraph-properties fo:margin-top="0cm" fo:margin-bottom="0cm" fo:orphans="2" fo:widows="2" fo:padding-left="0.049cm" fo:padding-right="0cm" fo:padding-top="0cm" fo:padding-bottom="0cm" fo:border-left="0.088cm solid #ff6347" fo:border-right="none" fo:border-top="none" fo:border-bottom="none"/>
      <style:text-properties fo:font-variant="normal" fo:text-transform="none" fo:color="#444444" style:font-name="Open Sans" fo:letter-spacing="normal" fo:font-style="normal" fo:font-weight="normal" fo:background-color="#eeeeee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Open Sans" fo:font-size="14pt" fo:letter-spacing="normal" fo:font-style="normal" fo:font-weight="normal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fo:letter-spacing="normal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ff6347" style:font-name="Raleway" fo:letter-spacing="normal" fo:font-style="normal" fo:font-weight="bold"/>
    </style:style>
    <style:style style:name="P13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282a36">
        <style:background-image/>
      </style:paragraph-properties>
    </style:style>
    <style:style style:name="P14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282a36" fo:padding="0cm" fo:border="none">
        <style:background-image/>
      </style:paragraph-properties>
    </style:style>
    <style:style style:name="P15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282a36" fo:padding-left="0.049cm" fo:padding-right="0cm" fo:padding-top="0cm" fo:padding-bottom="0cm" fo:border-left="0.088cm solid #ff6347" fo:border-right="none" fo:border-top="none" fo:border-bottom="none">
        <style:background-image/>
      </style:paragraph-properties>
    </style:style>
    <style:style style:name="P16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17" style:family="paragraph" style:parent-style-name="Text_20_body">
      <style:paragraph-properties fo:margin-left="0cm" fo:margin-right="0cm" fo:margin-top="0cm" fo:margin-bottom="0cm" fo:orphans="2" fo:widows="2" fo:text-indent="0cm" style:auto-text-indent="false" fo:padding-left="0.049cm" fo:padding-right="0cm" fo:padding-top="0cm" fo:padding-bottom="0cm" fo:border-left="0.088cm solid #ff6347" fo:border-right="none" fo:border-top="none" fo:border-bottom="none"/>
      <style:text-properties fo:font-variant="normal" fo:text-transform="none" fo:color="#444444" style:font-name="Open Sans" fo:letter-spacing="normal" fo:font-style="normal" fo:font-weight="normal" fo:background-color="#eeeeee"/>
    </style:style>
    <style:style style:name="P18" style:family="paragraph" style:parent-style-name="Text_20_body">
      <style:paragraph-properties fo:margin-left="0cm" fo:margin-right="0cm" fo:margin-top="0cm" fo:margin-bottom="0cm" fo:orphans="2" fo:widows="2" fo:text-indent="0cm" style:auto-text-indent="false" fo:padding-left="0.049cm" fo:padding-right="0cm" fo:padding-top="0cm" fo:padding-bottom="0cm" fo:border-left="0.088cm solid #ff6347" fo:border-right="none" fo:border-top="none" fo:border-bottom="none"/>
    </style:style>
    <style:style style:name="P19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ff6347" style:font-name="Raleway" fo:letter-spacing="normal" fo:font-style="normal" fo:font-weight="bold"/>
    </style:style>
    <style:style style:name="P20" style:family="paragraph" style:parent-style-name="Heading_20_2">
      <style:paragraph-properties fo:margin-left="0cm" fo:margin-right="0cm" fo:orphans="2" fo:widows="2" fo:text-indent="0cm" style:auto-text-indent="false" fo:padding-left="0cm" fo:padding-right="0cm" fo:padding-top="0.049cm" fo:padding-bottom="0cm" fo:border-left="none" fo:border-right="none" fo:border-top="0.035cm solid #ff6347" fo:border-bottom="none"/>
      <style:text-properties fo:font-variant="normal" fo:text-transform="none" fo:color="#ff6347" style:font-name="Raleway" fo:font-size="14pt" fo:letter-spacing="normal" fo:font-style="normal" fo:font-weight="bold"/>
    </style:style>
    <style:style style:name="P21" style:family="paragraph" style:parent-style-name="Heading_20_1">
      <style:text-properties fo:font-variant="normal" fo:text-transform="none" fo:color="#ff6347" style:font-name="Raleway" fo:letter-spacing="normal" fo:font-style="normal" fo:font-weight="bold"/>
    </style:style>
    <style:style style:name="P22" style:family="paragraph" style:parent-style-name="Text_20_body">
      <style:paragraph-properties fo:orphans="2" fo:widows="2" fo:padding-left="0cm" fo:padding-right="0cm" fo:padding-top="0.049cm" fo:padding-bottom="0cm" fo:border-left="none" fo:border-right="none" fo:border-top="0.035cm solid #ff6347" fo:border-bottom="none"/>
      <style:text-properties fo:font-variant="normal" fo:text-transform="none" fo:color="#444444" style:font-name="Open Sans" fo:font-size="14pt" fo:letter-spacing="normal" fo:font-style="normal" fo:font-weight="normal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Open Sans" fo:font-size="14pt" fo:letter-spacing="normal" fo:font-style="normal" fo:font-weight="normal"/>
    </style:style>
    <style:style style:name="P24" style:family="paragraph" style:parent-style-name="Text_20_body" style:list-style-name="L1">
      <style:paragraph-properties fo:margin-top="0cm" fo:margin-bottom="0.794cm" fo:orphans="2" fo:widows="2" fo:padding="0cm" fo:border="none"/>
    </style:style>
    <style:style style:name="P25" style:family="paragraph" style:parent-style-name="Text_20_body" style:list-style-name="L1">
      <style:paragraph-properties fo:margin-top="0cm" fo:margin-bottom="0.794cm" fo:orphans="2" fo:widows="2" fo:padding="0cm" fo:border="none"/>
      <style:text-properties fo:font-variant="normal" fo:text-transform="none" fo:color="#444444" style:font-name="Open Sans" fo:font-size="14pt" fo:letter-spacing="normal" fo:font-style="normal" fo:font-weight="normal"/>
    </style:style>
    <style:style style:name="P26" style:family="paragraph" style:parent-style-name="Text_20_body" style:list-style-name="L1">
      <style:paragraph-properties fo:margin-top="0cm" fo:margin-bottom="0cm" fo:orphans="2" fo:widows="2" fo:padding="0cm" fo:border="none"/>
      <style:text-properties fo:font-variant="normal" fo:text-transform="none" fo:color="#444444" style:font-name="Open Sans" fo:font-size="14pt" fo:letter-spacing="normal" fo:font-style="normal" fo:font-weight="normal"/>
    </style:style>
    <style:style style:name="P27" style:family="paragraph" style:parent-style-name="Preformatted_20_Text" style:list-style-name="L1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282a36" fo:padding="0cm" fo:border="none">
        <style:background-image/>
      </style:paragraph-properties>
    </style:style>
    <style:style style:name="P28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282a36" fo:padding="0cm" fo:border="none">
        <style:background-image/>
      </style:paragraph-properties>
    </style:style>
    <style:style style:name="P29" style:family="paragraph" style:parent-style-name="Preformatted_20_Text" style:list-style-name="L1">
      <style:paragraph-properties fo:margin-top="0cm" fo:margin-bottom="0cm" fo:line-height="150%" fo:text-align="start" style:justify-single-word="false" fo:orphans="2" fo:widows="2" fo:background-color="#282a36" fo:padding="0cm" fo:border="none">
        <style:background-image/>
      </style:paragraph-properties>
    </style:style>
    <style:style style:name="T1" style:family="text">
      <style:text-properties fo:font-variant="normal" fo:text-transform="none" fo:color="#406bc0" style:font-name="Open Sans" fo:font-size="14pt" fo:letter-spacing="normal" fo:font-style="normal" fo:font-weight="normal"/>
    </style:style>
    <style:style style:name="T2" style:family="text">
      <style:text-properties fo:font-variant="normal" fo:text-transform="none" fo:color="#406bc0" style:font-name="Open Sans" fo:letter-spacing="normal" fo:font-style="normal" fo:font-weight="normal"/>
    </style:style>
    <style:style style:name="T3" style:family="text">
      <style:text-properties fo:font-variant="normal" fo:text-transform="none" fo:color="#444444" style:font-name="Open Sans" fo:font-size="14pt" fo:letter-spacing="normal" fo:font-style="normal" fo:font-weight="normal"/>
    </style:style>
    <style:style style:name="T4" style:family="text">
      <style:text-properties fo:font-variant="normal" fo:text-transform="none" fo:color="#444444" style:font-name="Open Sans" fo:letter-spacing="normal" fo:font-style="normal" fo:font-weight="normal"/>
    </style:style>
    <style:style style:name="T5" style:family="text">
      <style:text-properties fo:font-variant="normal" fo:text-transform="none" fo:color="#444444" style:font-name="Consolas" fo:font-size="14pt" fo:letter-spacing="normal" fo:font-style="normal" fo:font-weight="normal"/>
    </style:style>
    <style:style style:name="T6" style:family="text">
      <style:text-properties fo:font-variant="normal" fo:text-transform="none" fo:color="#222222" style:font-name="Open Sans" fo:font-size="14pt" fo:letter-spacing="normal" fo:font-style="normal" fo:font-weight="normal"/>
    </style:style>
    <style:style style:name="T7" style:family="text">
      <style:text-properties fo:font-variant="normal" fo:text-transform="none" fo:color="#222222" style:font-name="Open Sans" fo:letter-spacing="normal" fo:font-style="normal" fo:font-weight="normal"/>
    </style:style>
    <style:style style:name="T8" style:family="text">
      <style:text-properties fo:font-variant="normal" fo:text-transform="none" fo:color="#ff79c6" style:font-name="Consolas" fo:font-size="14pt" fo:letter-spacing="normal" fo:font-style="normal" fo:font-weight="normal" fo:background-color="#282a36"/>
    </style:style>
    <style:style style:name="T9" style:family="text">
      <style:text-properties fo:font-variant="normal" fo:text-transform="none" fo:color="#ff79c6" style:font-name="Consolas" fo:letter-spacing="normal" fo:font-style="normal" fo:font-weight="normal" fo:background-color="#282a36"/>
    </style:style>
    <style:style style:name="T10" style:family="text">
      <style:text-properties fo:font-variant="normal" fo:text-transform="none" fo:color="#f8f8f2" style:font-name="Consolas" fo:font-size="14pt" fo:letter-spacing="normal" fo:font-style="normal" fo:font-weight="normal" fo:background-color="#282a36"/>
    </style:style>
    <style:style style:name="T11" style:family="text">
      <style:text-properties fo:font-variant="normal" fo:text-transform="none" fo:color="#f8f8f2" style:font-name="Consolas" fo:letter-spacing="normal" fo:font-style="normal" fo:font-weight="normal" fo:background-color="#282a36"/>
    </style:style>
    <style:style style:name="T12" style:family="text">
      <style:text-properties fo:font-variant="normal" fo:text-transform="none" fo:color="#f8f8f2" fo:letter-spacing="normal" fo:background-color="#282a36"/>
    </style:style>
    <style:style style:name="T13" style:family="text">
      <style:text-properties fo:font-variant="normal" fo:text-transform="none" fo:color="#ae81ff" style:font-name="Consolas" fo:font-size="14pt" fo:letter-spacing="normal" fo:font-style="normal" fo:font-weight="normal" fo:background-color="#282a36"/>
    </style:style>
    <style:style style:name="T14" style:family="text">
      <style:text-properties fo:font-variant="normal" fo:text-transform="none" fo:color="#ae81ff" style:font-name="Consolas" fo:letter-spacing="normal" fo:font-style="normal" fo:font-weight="normal" fo:background-color="#282a36"/>
    </style:style>
    <style:style style:name="T15" style:family="text">
      <style:text-properties fo:font-variant="normal" fo:text-transform="none" fo:color="#93a1a1" style:font-name="Consolas" fo:font-size="14pt" fo:letter-spacing="normal" fo:font-style="normal" fo:font-weight="normal" fo:background-color="#282a36"/>
    </style:style>
    <style:style style:name="T16" style:family="text">
      <style:text-properties fo:font-variant="normal" fo:text-transform="none" fo:color="#93a1a1" style:font-name="Consolas" fo:letter-spacing="normal" fo:font-style="normal" fo:font-weight="normal" fo:background-color="#282a36"/>
    </style:style>
    <style:style style:name="T17" style:family="text">
      <style:text-properties fo:font-variant="normal" fo:text-transform="none" fo:color="#eef78a" style:font-name="Consolas" fo:font-size="14pt" fo:letter-spacing="normal" fo:font-style="normal" fo:font-weight="normal" fo:background-color="#282a36"/>
    </style:style>
    <style:style style:name="T18" style:family="text">
      <style:text-properties fo:font-variant="normal" fo:text-transform="none" fo:color="#eef78a" style:font-name="Consolas" fo:letter-spacing="normal" fo:font-style="normal" fo:font-weight="normal" fo:background-color="#282a36"/>
    </style:style>
    <style:style style:name="T19" style:family="text">
      <style:text-properties fo:font-variant="normal" fo:text-transform="none" fo:color="#eef78a" fo:letter-spacing="normal" fo:background-color="#282a36"/>
    </style:style>
    <style:style style:name="T20" style:family="text">
      <style:text-properties fo:font-variant="normal" fo:text-transform="none" fo:color="#4ffa7b" style:font-name="Consolas" fo:font-size="14pt" fo:letter-spacing="normal" fo:font-style="normal" fo:font-weight="normal" fo:background-color="#282a36"/>
    </style:style>
    <style:style style:name="T21" style:family="text">
      <style:text-properties fo:font-variant="normal" fo:text-transform="none" fo:color="#4ffa7b" style:font-name="Consolas" fo:letter-spacing="normal" fo:font-style="normal" fo:font-weight="normal" fo:background-color="#282a36"/>
    </style:style>
    <style:style style:name="T22" style:family="text">
      <style:text-properties fo:font-variant="normal" fo:text-transform="none" fo:color="#d4d4d4" style:font-name="Arial, Courier New" fo:font-size="10.5pt" fo:letter-spacing="normal" fo:font-weight="bold" fo:background-color="#1e1e1e"/>
    </style:style>
    <style:style style:name="T23" style:family="text">
      <style:text-properties fo:font-variant="normal" fo:text-transform="none" fo:color="#4ec9b0" style:font-name="Arial, Courier New" fo:font-size="10.5pt" fo:letter-spacing="normal" fo:font-weight="bold" fo:background-color="#1e1e1e"/>
    </style:style>
    <style:style style:name="T24" style:family="text">
      <style:text-properties fo:font-variant="normal" fo:text-transform="none" fo:color="#dcdcaa" style:font-name="Arial, Courier New" fo:font-size="10.5pt" fo:letter-spacing="normal" fo:font-weight="bold" fo:background-color="#1e1e1e"/>
    </style:style>
    <style:style style:name="T25" style:family="text">
      <style:text-properties fo:font-variant="normal" fo:text-transform="none" fo:color="#9cdcfe" style:font-name="Arial, Courier New" fo:font-size="10.5pt" fo:letter-spacing="normal" fo:font-weight="bold" fo:background-color="#1e1e1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02cm solid #dddddd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eeeee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kursjs.pl/search.php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Obiekty - konstruktor</text:h>
      <text:p text:style-name="P1">Przypuśćmy, że zamiast pojedynczych niepowiązanych z sobą instancji, chcemy utworzyć kilka "podobnych obiektów" - np. obiektów typu Enemy.<text:line-break/>Każdy obiekt takiego typu powinien zachowywać się podobnie - czyli posiadać podobne właściwości i metody np. name, surname, width, height i printDetails(), attack() itp.</text:p>
      <text:p text:style-name="P9"><text:span text:style-name="T3">Aby stworzyć grupę podobnych obiektów, możemy posłużyć się tak zwaną </text:span><text:span text:style-name="Strong_20_Emphasis"><text:span text:style-name="T6">klasą obiektu</text:span></text:span><text:span text:style-name="T3">. Czym jest klasa? To rodzaj foremki, wydmuszki, która opisuje nam jak będą wyglądać i jak będą się zachowywać tworzone na jej podstawie nowe obiekty.</text:span></text:p>
      <text:p text:style-name="P9"><text:span text:style-name="T3">Tak to wygląda przynajmniej w innych językach. W Javascript powyższy mechanizm początkowo został wymyślony nieco inaczej, bo zamiast klas używamy tutaj konstruktorów - których role pełnią zwykłe funkcje.<text:line-break/></text:span><text:a xlink:type="simple" xlink:href="https://kursjs.pl/kurs/es6/class.php" text:style-name="Internet_20_link" text:visited-style-name="Visited_20_Internet_20_Link"><text:span text:style-name="T1">W nowych wersjach JS</text:span></text:a><text:span text:style-name="T3"> została wprowadzona składnia class, która jest nakładką na klasyczny mechanizm konstruktorów i prototypów, dzięki czemu kod jest upodobniony do zapisu klas z innych języków. Nowy zapis jest tak zwanym "syntatic sugar", czyli nakładką, która w zasadzie mocno ułatwia zapis.<text:line-break/>Zanim jednak poznamy klasy, warto zapoznać się z klasycznym podejściem by wiedzieć, co w zasadzie dzieje się pod przykrywką nowego zapisu.</text:span></text:p>
      <text:h text:style-name="P19" text:outline-level="2"><text:bookmark text:name="constructor"/>Tworzenie konstruktora</text:h>
      <text:p text:style-name="P10">Stwórzmy przykładowy konstruktor, na bazie którego stworzymy nowe obiekty:</text:p>
      <text:p text:style-name="P13"><text:span text:style-name="Source_20_Text"><text:span text:style-name="T8">function</text:span></text:span><text:span text:style-name="Source_20_Text"><text:span text:style-name="T10"> </text:span></text:span><text:span text:style-name="Source_20_Text"><text:span text:style-name="T20">Car</text:span></text:span><text:span text:style-name="Source_20_Text"><text:span text:style-name="T10">(age, brand, color) {</text:span></text:span></text:p>
      <text:p text:style-name="P3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age = </text:span></text:span><text:span text:style-name="Source_20_Text"><text:span text:style-name="T13">age || 10;</text:span></text:span></text:p>
      <text:p text:style-name="P3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brand = brand;</text:span></text:span></text:p>
      <text:p text:style-name="P3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color = color;</text:span></text:span></text:p>
      <text:p text:style-name="P3"/>
      <text:p text:style-name="P3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</text:span></text:span><text:span text:style-name="Source_20_Text"><text:span text:style-name="T20">print</text:span></text:span><text:span text:style-name="Source_20_Text"><text:span text:style-name="T10"> = </text:span></text:span><text:span text:style-name="Source_20_Text"><text:span text:style-name="T8">function</text:span></text:span><text:span text:style-name="Source_20_Text"><text:span text:style-name="T10">() {</text:span></text:span></text:p>
      <text:p text:style-name="P3"><text:span text:style-name="Source_20_Text"><text:span text:style-name="T12"><text:s text:c="8"/></text:span></text:span><text:span text:style-name="Source_20_Text"><text:span text:style-name="T10">console.</text:span></text:span><text:span text:style-name="Source_20_Text"><text:span text:style-name="T20">log</text:span></text:span><text:span text:style-name="Source_20_Text"><text:span text:style-name="T10">(</text:span></text:span><text:span text:style-name="Source_20_Text"><text:span text:style-name="T8">this</text:span></text:span><text:span text:style-name="Source_20_Text"><text:span text:style-name="T10">.brand + </text:span></text:span><text:span text:style-name="Source_20_Text"><text:span text:style-name="T17">' koloru '</text:span></text:span><text:span text:style-name="Source_20_Text"><text:span text:style-name="T10"> + </text:span></text:span><text:span text:style-name="Source_20_Text"><text:span text:style-name="T8">this</text:span></text:span><text:span text:style-name="Source_20_Text"><text:span text:style-name="T10">.color);</text:span></text:span></text:p>
      <text:p text:style-name="P3"><text:span text:style-name="Source_20_Text"><text:span text:style-name="T12"><text:s text:c="4"/></text:span></text:span><text:span text:style-name="Source_20_Text"><text:span text:style-name="T10">}</text:span></text:span></text:p>
      <text:p text:style-name="P3"><text:span text:style-name="Source_20_Text"><text:span text:style-name="T10">}</text:span></text:span></text:p>
      <text:p text:style-name="P2"/>
      <text:p text:style-name="P10"><text:bookmark text:name="konstruktor-duza-litera"/>Konstruktor to zwykła funkcja, pisana z dużej litery. Ta duża litera to tylko konwencja nazewnicza mówiąca nam, że na bazie tej funkcji będą w przyszłości tworzone nowe obiekty i raczej nie powinniśmy tej funkcji używać do czegoś innego.</text:p>
      <text:p text:style-name="P10"/>
      <text:p text:style-name="P10"/>
      <text:p text:style-name="P10"/>
      <text:p text:style-name="P9"><text:soft-page-break/><text:span text:style-name="T3">Aby teraz utworzyć nowe obiekty na bazie tego konstruktora skorzystamy ze słowa kluczowego </text:span><text:span text:style-name="Strong_20_Emphasis"><text:span text:style-name="T6">new</text:span></text:span><text:span text:style-name="T3">:</text:span></text:p>
      <text:p text:style-name="P13"><text:span text:style-name="Source_20_Text"><text:span text:style-name="T15">//tworzymy 2 obiekty na bazie konstruktora</text:span></text:span></text:p>
      <text:p text:style-name="P3"/>
      <text:p text:style-name="P3"><text:span text:style-name="Source_20_Text"><text:span text:style-name="T8">const</text:span></text:span><text:span text:style-name="Source_20_Text"><text:span text:style-name="T10"> car1 = </text:span></text:span><text:span text:style-name="Source_20_Text"><text:span text:style-name="T8">new</text:span></text:span><text:span text:style-name="Source_20_Text"><text:span text:style-name="T10"> Car(</text:span></text:span><text:span text:style-name="Source_20_Text"><text:span text:style-name="T17">"Fiat"</text:span></text:span><text:span text:style-name="Source_20_Text"><text:span text:style-name="T10">, </text:span></text:span><text:span text:style-name="Source_20_Text"><text:span text:style-name="T17">"czerwony"</text:span></text:span><text:span text:style-name="Source_20_Text"><text:span text:style-name="T10">);</text:span></text:span></text:p>
      <text:p text:style-name="P3"><text:span text:style-name="Source_20_Text"><text:span text:style-name="T10">car1.</text:span></text:span><text:span text:style-name="Source_20_Text"><text:span text:style-name="T20">print</text:span></text:span><text:span text:style-name="Source_20_Text"><text:span text:style-name="T10">(); </text:span></text:span><text:span text:style-name="Source_20_Text"><text:span text:style-name="T15">//Fiat koloru czerwony</text:span></text:span></text:p>
      <text:p text:style-name="P3"/>
      <text:p text:style-name="P3"><text:span text:style-name="Source_20_Text"><text:span text:style-name="T8">const</text:span></text:span><text:span text:style-name="Source_20_Text"><text:span text:style-name="T10"> car2 = </text:span></text:span><text:span text:style-name="Source_20_Text"><text:span text:style-name="T8">new</text:span></text:span><text:span text:style-name="Source_20_Text"><text:span text:style-name="T10"> Car(</text:span></text:span><text:span text:style-name="Source_20_Text"><text:span text:style-name="T17">"BMW"</text:span></text:span><text:span text:style-name="Source_20_Text"><text:span text:style-name="T10">, </text:span></text:span><text:span text:style-name="Source_20_Text"><text:span text:style-name="T17">"czarny"</text:span></text:span><text:span text:style-name="Source_20_Text"><text:span text:style-name="T10">);</text:span></text:span></text:p>
      <text:p text:style-name="P3"><text:span text:style-name="Source_20_Text"><text:span text:style-name="T10">car2.</text:span></text:span><text:span text:style-name="Source_20_Text"><text:span text:style-name="T20">print</text:span></text:span><text:span text:style-name="Source_20_Text"><text:span text:style-name="T10">(); </text:span></text:span><text:span text:style-name="Source_20_Text"><text:span text:style-name="T15">//BMW koloru czarny</text:span></text:span></text:p>
      <text:p text:style-name="P2"/>
      <text:p text:style-name="P10">Właściwości, które chcemy by były podawane przy tworzeniu obiektu podajemy jako parametry konstruktora. Cała reszta właściwości ustawiana jest po prostu na sztywno.<text:line-break/>Wszystkie właściwości, które chcemy by stały się właściwościami przyszłych obiektów musimy podawać z wykorzystaniem słowa this. Zmiennie dodatkowe służące do dodatkowych wyliczeń tworzymy klasycznie za pomocą let, const czy var. To samo będzie się tyczyło metod.</text:p>
      <text:p text:style-name="P13"><text:span text:style-name="Source_20_Text"><text:span text:style-name="T8">function</text:span></text:span><text:span text:style-name="Source_20_Text"><text:span text:style-name="T10"> </text:span></text:span><text:span text:style-name="Source_20_Text"><text:span text:style-name="T20">Car</text:span></text:span><text:span text:style-name="Source_20_Text"><text:span text:style-name="T10">(name, age, speed) {</text:span></text:span></text:p>
      <text:p text:style-name="P3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name = name;</text:span></text:span></text:p>
      <text:p text:style-name="P3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age = age;</text:span></text:span></text:p>
      <text:p text:style-name="P3"/>
      <text:p text:style-name="P3"><text:span text:style-name="Source_20_Text"><text:span text:style-name="T12"><text:s text:c="4"/></text:span></text:span><text:span text:style-name="Source_20_Text"><text:span text:style-name="T8">let</text:span></text:span><text:span text:style-name="Source_20_Text"><text:span text:style-name="T10"> risk = </text:span></text:span><text:span text:style-name="Source_20_Text"><text:span text:style-name="T17">"small"</text:span></text:span><text:span text:style-name="Source_20_Text"><text:span text:style-name="T10">;</text:span></text:span></text:p>
      <text:p text:style-name="P3"><text:span text:style-name="Source_20_Text"><text:span text:style-name="T12"><text:s text:c="4"/></text:span></text:span><text:span text:style-name="Source_20_Text"><text:span text:style-name="T8">if</text:span></text:span><text:span text:style-name="Source_20_Text"><text:span text:style-name="T10"> (age &gt; </text:span></text:span><text:span text:style-name="Source_20_Text"><text:span text:style-name="T13">8</text:span></text:span><text:span text:style-name="Source_20_Text"><text:span text:style-name="T10"> &amp;&amp; age &lt;= </text:span></text:span><text:span text:style-name="Source_20_Text"><text:span text:style-name="T13">15</text:span></text:span><text:span text:style-name="Source_20_Text"><text:span text:style-name="T10">) {</text:span></text:span></text:p>
      <text:p text:style-name="P3"><text:span text:style-name="Source_20_Text"><text:span text:style-name="T12"><text:s text:c="8"/></text:span></text:span><text:span text:style-name="Source_20_Text"><text:span text:style-name="T10">risk = </text:span></text:span><text:span text:style-name="Source_20_Text"><text:span text:style-name="T17">"average"</text:span></text:span><text:span text:style-name="Source_20_Text"><text:span text:style-name="T10">;</text:span></text:span></text:p>
      <text:p text:style-name="P3"><text:span text:style-name="Source_20_Text"><text:span text:style-name="T12"><text:s text:c="4"/></text:span></text:span><text:span text:style-name="Source_20_Text"><text:span text:style-name="T10">} </text:span></text:span><text:span text:style-name="Source_20_Text"><text:span text:style-name="T8">else</text:span></text:span><text:span text:style-name="Source_20_Text"><text:span text:style-name="T10"> </text:span></text:span><text:span text:style-name="Source_20_Text"><text:span text:style-name="T8">if</text:span></text:span><text:span text:style-name="Source_20_Text"><text:span text:style-name="T10"> (age &gt; </text:span></text:span><text:span text:style-name="Source_20_Text"><text:span text:style-name="T13">15</text:span></text:span><text:span text:style-name="Source_20_Text"><text:span text:style-name="T10">) {</text:span></text:span></text:p>
      <text:p text:style-name="P3"><text:span text:style-name="Source_20_Text"><text:span text:style-name="T12"><text:s text:c="8"/></text:span></text:span><text:span text:style-name="Source_20_Text"><text:span text:style-name="T10">risk = </text:span></text:span><text:span text:style-name="Source_20_Text"><text:span text:style-name="T17">"big"</text:span></text:span></text:p>
      <text:p text:style-name="P3"><text:span text:style-name="Source_20_Text"><text:span text:style-name="T12"><text:s text:c="4"/></text:span></text:span><text:span text:style-name="Source_20_Text"><text:span text:style-name="T10">}</text:span></text:span></text:p>
      <text:p text:style-name="P3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status = risk;</text:span></text:span></text:p>
      <text:p text:style-name="P3"><text:span text:style-name="Source_20_Text"><text:span text:style-name="T10">}</text:span></text:span></text:p>
      <text:p text:style-name="P3"><text:span text:style-name="Source_20_Text"><text:span text:style-name="T8">const</text:span></text:span><text:span text:style-name="Source_20_Text"><text:span text:style-name="T10"> car1 = </text:span></text:span><text:span text:style-name="Source_20_Text"><text:span text:style-name="T8">new</text:span></text:span><text:span text:style-name="Source_20_Text"><text:span text:style-name="T10"> Car(</text:span></text:span><text:span text:style-name="Source_20_Text"><text:span text:style-name="T17">"Fiat"</text:span></text:span><text:span text:style-name="Source_20_Text"><text:span text:style-name="T10">, </text:span></text:span><text:span text:style-name="Source_20_Text"><text:span text:style-name="T13">10</text:span></text:span><text:span text:style-name="Source_20_Text"><text:span text:style-name="T10">, </text:span></text:span><text:span text:style-name="Source_20_Text"><text:span text:style-name="T13">120</text:span></text:span><text:span text:style-name="Source_20_Text"><text:span text:style-name="T10">);</text:span></text:span></text:p>
      <text:p text:style-name="P3"><text:span text:style-name="Source_20_Text"><text:span text:style-name="T10">console.</text:span></text:span><text:span text:style-name="Source_20_Text"><text:span text:style-name="T20">log</text:span></text:span><text:span text:style-name="Source_20_Text"><text:span text:style-name="T10">(car1); {name: </text:span></text:span><text:span text:style-name="Source_20_Text"><text:span text:style-name="T17">"Fiat"</text:span></text:span><text:span text:style-name="Source_20_Text"><text:span text:style-name="T10">, age: </text:span></text:span><text:span text:style-name="Source_20_Text"><text:span text:style-name="T13">10</text:span></text:span><text:span text:style-name="Source_20_Text"><text:span text:style-name="T10">, status : </text:span></text:span><text:span text:style-name="Source_20_Text"><text:span text:style-name="T17">"average"</text:span></text:span><text:span text:style-name="Source_20_Text"><text:span text:style-name="T10">}</text:span></text:span></text:p>
      <text:p text:style-name="P2"/>
      <text:p text:style-name="P17">Powyżej stworzyliśmy konstruktor dla obiektów własnego typu. Podobnie można też postępować z typami, które już poznałeś.<text:line-break/>Do tej pory tworzyliśmy zmienne typu string, number, boolean, array jako literały (literał - skrócony zapis). Każdy taki typ możemy stworzyć też za pomocą odpowiednich konstruktorów. I tak string <text:soft-page-break/>możemy utworzyć poprzez new String(), wartości boolowskie przez new Boolean(), numery przez new Number(), a tablice przez konstruktor tablic czyli new Array().</text:p>
      <text:p text:style-name="P15"><text:span text:style-name="Source_20_Text"><text:span text:style-name="T9">const</text:span></text:span><text:span text:style-name="Source_20_Text"><text:span text:style-name="T11"> txt = </text:span></text:span><text:span text:style-name="Source_20_Text"><text:span text:style-name="T9">new</text:span></text:span><text:span text:style-name="Source_20_Text"><text:span text:style-name="T11"> String(</text:span></text:span><text:span text:style-name="Source_20_Text"><text:span text:style-name="T18">"Ala ma kota"</text:span></text:span><text:span text:style-name="Source_20_Text"><text:span text:style-name="T11">);</text:span></text:span></text:p>
      <text:p text:style-name="P5"><text:span text:style-name="Source_20_Text"><text:span text:style-name="T9">const</text:span></text:span><text:span text:style-name="Source_20_Text"><text:span text:style-name="T11"> nr = </text:span></text:span><text:span text:style-name="Source_20_Text"><text:span text:style-name="T9">new</text:span></text:span><text:span text:style-name="Source_20_Text"><text:span text:style-name="T11"> Number(</text:span></text:span><text:span text:style-name="Source_20_Text"><text:span text:style-name="T14">23</text:span></text:span><text:span text:style-name="Source_20_Text"><text:span text:style-name="T11">);</text:span></text:span></text:p>
      <text:p text:style-name="P5"><text:span text:style-name="Source_20_Text"><text:span text:style-name="T9">const</text:span></text:span><text:span text:style-name="Source_20_Text"><text:span text:style-name="T11"> bool = </text:span></text:span><text:span text:style-name="Source_20_Text"><text:span text:style-name="T9">new</text:span></text:span><text:span text:style-name="Source_20_Text"><text:span text:style-name="T11"> Boolean(</text:span></text:span><text:span text:style-name="Source_20_Text"><text:span text:style-name="T14">true</text:span></text:span><text:span text:style-name="Source_20_Text"><text:span text:style-name="T11">);</text:span></text:span></text:p>
      <text:p text:style-name="P7"/>
      <text:p text:style-name="P7">Metody te przydają się raczej w nielicznych sytuacjach, a w codziennej pracy nie są raczej zalecane.<text:line-break/>Raz - wydłuża to zapis. Dwa - zwiększa obciążenie pamięci. Normalnie typy proste są proste i tylko w sytuacji użycia na nich jakiś metod czy właściwości (np. length) na chwilę są konwertowane przez JavaScript na obiekty, a potem od razu przywracane do typów prostych. W powyższym przykładzie wszystkie zmienne non stop są obiektami. Po trzecie - używanie konstruktorów dla takich prostych typów może dodatkowo powodować nieoczekiwane rezultaty w działaniu skryptów:</text:p>
      <text:p text:style-name="P15"><text:span text:style-name="Source_20_Text"><text:span text:style-name="T9">const</text:span></text:span><text:span text:style-name="Source_20_Text"><text:span text:style-name="T11"> txt = </text:span></text:span><text:span text:style-name="Source_20_Text"><text:span text:style-name="T18">"Ala ma kota"</text:span></text:span><text:span text:style-name="Source_20_Text"><text:span text:style-name="T11">;</text:span></text:span></text:p>
      <text:p text:style-name="P5"><text:span text:style-name="Source_20_Text"><text:span text:style-name="T11">console.</text:span></text:span><text:span text:style-name="Source_20_Text"><text:span text:style-name="T21">log</text:span></text:span><text:span text:style-name="Source_20_Text"><text:span text:style-name="T11">(</text:span></text:span><text:span text:style-name="Source_20_Text"><text:span text:style-name="T9">typeof</text:span></text:span><text:span text:style-name="Source_20_Text"><text:span text:style-name="T11"> txt); </text:span></text:span><text:span text:style-name="Source_20_Text"><text:span text:style-name="T16">//"string";</text:span></text:span></text:p>
      <text:p text:style-name="P5"/>
      <text:p text:style-name="P5"><text:span text:style-name="Source_20_Text"><text:span text:style-name="T9">const</text:span></text:span><text:span text:style-name="Source_20_Text"><text:span text:style-name="T11"> txt2 = </text:span></text:span><text:span text:style-name="Source_20_Text"><text:span text:style-name="T9">new</text:span></text:span><text:span text:style-name="Source_20_Text"><text:span text:style-name="T11"> String(</text:span></text:span><text:span text:style-name="Source_20_Text"><text:span text:style-name="T18">"Ala ma kota"</text:span></text:span><text:span text:style-name="Source_20_Text"><text:span text:style-name="T11">);</text:span></text:span></text:p>
      <text:p text:style-name="P5"><text:span text:style-name="Source_20_Text"><text:span text:style-name="T11">console.</text:span></text:span><text:span text:style-name="Source_20_Text"><text:span text:style-name="T21">log</text:span></text:span><text:span text:style-name="Source_20_Text"><text:span text:style-name="T11">(</text:span></text:span><text:span text:style-name="Source_20_Text"><text:span text:style-name="T9">typeof</text:span></text:span><text:span text:style-name="Source_20_Text"><text:span text:style-name="T11"> txt2); </text:span></text:span><text:span text:style-name="Source_20_Text"><text:span text:style-name="T16">//"object";</text:span></text:span></text:p>
      <text:p text:style-name="P5"/>
      <text:p text:style-name="P5"/>
      <text:p text:style-name="P5"><text:span text:style-name="Source_20_Text"><text:span text:style-name="T9">const</text:span></text:span><text:span text:style-name="Source_20_Text"><text:span text:style-name="T11"> bool = </text:span></text:span><text:span text:style-name="Source_20_Text"><text:span text:style-name="T14">true</text:span></text:span><text:span text:style-name="Source_20_Text"><text:span text:style-name="T11">;</text:span></text:span></text:p>
      <text:p text:style-name="P5"><text:span text:style-name="Source_20_Text"><text:span text:style-name="T11">console.</text:span></text:span><text:span text:style-name="Source_20_Text"><text:span text:style-name="T21">log</text:span></text:span><text:span text:style-name="Source_20_Text"><text:span text:style-name="T11">(</text:span></text:span><text:span text:style-name="Source_20_Text"><text:span text:style-name="T9">typeof</text:span></text:span><text:span text:style-name="Source_20_Text"><text:span text:style-name="T11"> bool); </text:span></text:span><text:span text:style-name="Source_20_Text"><text:span text:style-name="T16">//"boolean";</text:span></text:span></text:p>
      <text:p text:style-name="P5"/>
      <text:p text:style-name="P5"><text:span text:style-name="Source_20_Text"><text:span text:style-name="T9">const</text:span></text:span><text:span text:style-name="Source_20_Text"><text:span text:style-name="T11"> bool2 = </text:span></text:span><text:span text:style-name="Source_20_Text"><text:span text:style-name="T9">new</text:span></text:span><text:span text:style-name="Source_20_Text"><text:span text:style-name="T11"> Boolean(</text:span></text:span><text:span text:style-name="Source_20_Text"><text:span text:style-name="T14">true</text:span></text:span><text:span text:style-name="Source_20_Text"><text:span text:style-name="T11">);</text:span></text:span></text:p>
      <text:p text:style-name="P5"><text:span text:style-name="Source_20_Text"><text:span text:style-name="T11">console.</text:span></text:span><text:span text:style-name="Source_20_Text"><text:span text:style-name="T21">log</text:span></text:span><text:span text:style-name="Source_20_Text"><text:span text:style-name="T11">(</text:span></text:span><text:span text:style-name="Source_20_Text"><text:span text:style-name="T9">typeof</text:span></text:span><text:span text:style-name="Source_20_Text"><text:span text:style-name="T11"> bool2); </text:span></text:span><text:span text:style-name="Source_20_Text"><text:span text:style-name="T16">//"object";</text:span></text:span></text:p>
      <text:p text:style-name="P7"/>
      <text:p text:style-name="P7">Zamiast tych konstruktorów wybieraj klasyczne skrócone deklaracje (które używałeś do tej pory).</text:p>
      <text:h text:style-name="P19" text:outline-level="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9" text:outline-level="2"><text:bookmark text:name="prototype"/>Prototyp</text:h>
      <text:p text:style-name="P9"><text:span text:style-name="T3">Stworzyliśmy konstruktor i za pomocą słowa kluczowego </text:span><text:span text:style-name="Strong_20_Emphasis"><text:span text:style-name="T6">new</text:span></text:span><text:span text:style-name="T3"> na jego bazie stworzyliśmy 2 samochody.</text:span></text:p>
      <text:p text:style-name="P9"><text:soft-page-break/><text:span text:style-name="T3">Słowo kluczowe </text:span><text:span text:style-name="Strong_20_Emphasis"><text:span text:style-name="T6">new</text:span></text:span><text:span text:style-name="T3"> jest bardzo ważnym słowem.</text:span></text:p>
      <text:p text:style-name="P10">Zanim zrozumiemy jego wagę, wypiszmy na chwilę w konsoli wcześniej utworzoną funkcję:</text:p>
      <text:p text:style-name="P14"><text:span text:style-name="Source_20_Text"><text:span text:style-name="T8">function</text:span></text:span><text:span text:style-name="Source_20_Text"><text:span text:style-name="T10"> </text:span></text:span><text:span text:style-name="Source_20_Text"><text:span text:style-name="T20">Car</text:span></text:span><text:span text:style-name="Source_20_Text"><text:span text:style-name="T10">(brand, color) {</text:span></text:span></text:p>
      <text:p text:style-name="P4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age = </text:span></text:span><text:span text:style-name="Source_20_Text"><text:span text:style-name="T13">0</text:span></text:span><text:span text:style-name="Source_20_Text"><text:span text:style-name="T10">;</text:span></text:span></text:p>
      <text:p text:style-name="P4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brand = brand;</text:span></text:span></text:p>
      <text:p text:style-name="P4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color = color;</text:span></text:span></text:p>
      <text:p text:style-name="P4"/>
      <text:p text:style-name="P4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</text:span></text:span><text:span text:style-name="Source_20_Text"><text:span text:style-name="T20">print</text:span></text:span><text:span text:style-name="Source_20_Text"><text:span text:style-name="T10"> = </text:span></text:span><text:span text:style-name="Source_20_Text"><text:span text:style-name="T8">function</text:span></text:span><text:span text:style-name="Source_20_Text"><text:span text:style-name="T10">() {</text:span></text:span></text:p>
      <text:p text:style-name="P4"><text:span text:style-name="Source_20_Text"><text:span text:style-name="T12"><text:s text:c="8"/></text:span></text:span><text:span text:style-name="Source_20_Text"><text:span text:style-name="T10">console.</text:span></text:span><text:span text:style-name="Source_20_Text"><text:span text:style-name="T20">log</text:span></text:span><text:span text:style-name="Source_20_Text"><text:span text:style-name="T10">(</text:span></text:span><text:span text:style-name="Source_20_Text"><text:span text:style-name="T8">this</text:span></text:span><text:span text:style-name="Source_20_Text"><text:span text:style-name="T10">.brand + </text:span></text:span><text:span text:style-name="Source_20_Text"><text:span text:style-name="T17">' koloru '</text:span></text:span><text:span text:style-name="Source_20_Text"><text:span text:style-name="T10"> + </text:span></text:span><text:span text:style-name="Source_20_Text"><text:span text:style-name="T8">this</text:span></text:span><text:span text:style-name="Source_20_Text"><text:span text:style-name="T10">.color );</text:span></text:span></text:p>
      <text:p text:style-name="P4"><text:span text:style-name="Source_20_Text"><text:span text:style-name="T12"><text:s text:c="4"/></text:span></text:span><text:span text:style-name="Source_20_Text"><text:span text:style-name="T10">}</text:span></text:span></text:p>
      <text:p text:style-name="P4"><text:span text:style-name="Source_20_Text"><text:span text:style-name="T10">}</text:span></text:span></text:p>
      <text:p text:style-name="P4"/>
      <text:p text:style-name="P4"><text:span text:style-name="Source_20_Text"><text:span text:style-name="T10">console.</text:span></text:span><text:span text:style-name="Source_20_Text"><text:span text:style-name="T20">dir</text:span></text:span><text:span text:style-name="Source_20_Text"><text:span text:style-name="T10">(Car);</text:span></text:span></text:p>
      <text:p text:style-name="P4"><text:span text:style-name="Source_20_Text"><text:span text:style-name="T12"><text:s/></text:span></text:span></text:p>
      <text:p text:style-name="P2"/>
      <text:p text:style-name="P11"><draw:frame draw:style-name="fr1" draw:name="grafika1" text:anchor-type="as-char" svg:width="12.042cm" svg:height="7.174cm" draw:z-index="0"><draw:image xlink:href="https://kursjs.pl/kurs/obiekty/function-prototype.png" xlink:type="simple" xlink:show="embed" xlink:actuate="onLoad"/><svg:title>Funkcja prorotyp</svg:title></draw:frame></text:p>
      <text:p text:style-name="P9"><text:span text:style-name="T3">Nasz konstruktor ma automatycznie dodaną przez Javascript właściwość </text:span><text:span text:style-name="Strong_20_Emphasis"><text:span text:style-name="T6">prototype</text:span></text:span><text:span text:style-name="T3">. Właściwość ta wskazuje na obiekt, który stanie się w przyszłości prototypem obiektów tworzonych na bazie naszego konstruktora.</text:span></text:p>
      <text:p text:style-name="P10"/>
      <text:p text:style-name="P10"/>
      <text:p text:style-name="P10"/>
      <text:p text:style-name="P10"/>
      <text:p text:style-name="P9"><text:span text:style-name="T3">I teraz właśnie wkracza na ring słowo kluczowe </text:span><text:span text:style-name="Strong_20_Emphasis"><text:span text:style-name="T6">new</text:span></text:span><text:span text:style-name="T3">. Jeżeli za jego pomocą utworzymy nowy obiekt, JavaScript po pierwsze ustawi takiemu obiektowi prototyp biorąc go właśnie z właściwości prototype naszego konstruktora (na ten obiekt będą </text:span><text:soft-page-break/><text:span text:style-name="T3">wskazywać __proto__ nowych obiektów), a dodatkowo zmieni kontekst słowa </text:span><text:span text:style-name="Strong_20_Emphasis"><text:span text:style-name="T6">this</text:span></text:span><text:span text:style-name="T3">, które od tego momentu będzie wskazywać na daną instancję obiektu, a nie na obiekt globalny window.</text:span></text:p>
      <text:p text:style-name="P10">Czyli JavaScript za naszymi plecami wykona mniej więcej taki kod:</text:p>
      <text:p text:style-name="P13"><text:span text:style-name="Source_20_Text"><text:span text:style-name="T8">const</text:span></text:span><text:span text:style-name="Source_20_Text"><text:span text:style-name="T10"> car1 = {} </text:span></text:span><text:span text:style-name="Source_20_Text"><text:span text:style-name="T15">//tworzy pusty obiekt</text:span></text:span></text:p>
      <text:p text:style-name="P3"><text:span text:style-name="Source_20_Text"><text:span text:style-name="T10">car1.__proto__ = Car.prototype; </text:span></text:span><text:span text:style-name="Source_20_Text"><text:span text:style-name="T15">//ustawia jego prototyp</text:span></text:span></text:p>
      <text:p text:style-name="P3"><text:span text:style-name="Source_20_Text"><text:span text:style-name="T10">Car.</text:span></text:span><text:span text:style-name="Source_20_Text"><text:span text:style-name="T20">call</text:span></text:span><text:span text:style-name="Source_20_Text"><text:span text:style-name="T10">(car1, </text:span></text:span><text:span text:style-name="Source_20_Text"><text:span text:style-name="T17">"Fiat"</text:span></text:span><text:span text:style-name="Source_20_Text"><text:span text:style-name="T10">, </text:span></text:span><text:span text:style-name="Source_20_Text"><text:span text:style-name="T17">"czerwony"</text:span></text:span><text:span text:style-name="Source_20_Text"><text:span text:style-name="T10">); </text:span></text:span><text:span text:style-name="Source_20_Text"><text:span text:style-name="T15">//wywołanie funkcji call z ustawieniem w jej wnętrzu this na dany obiekt</text:span></text:span></text:p>
      <text:p text:style-name="P2"/>
      <text:p text:style-name="P10">Sprawdźmy na przykładzie:</text:p>
      <text:p text:style-name="P14"><text:span text:style-name="Source_20_Text"><text:span text:style-name="T8">function</text:span></text:span><text:span text:style-name="Source_20_Text"><text:span text:style-name="T10"> </text:span></text:span><text:span text:style-name="Source_20_Text"><text:span text:style-name="T20">Car</text:span></text:span><text:span text:style-name="Source_20_Text"><text:span text:style-name="T10">(brand, color) {</text:span></text:span></text:p>
      <text:p text:style-name="P4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age = </text:span></text:span><text:span text:style-name="Source_20_Text"><text:span text:style-name="T13">0</text:span></text:span><text:span text:style-name="Source_20_Text"><text:span text:style-name="T10">;</text:span></text:span></text:p>
      <text:p text:style-name="P4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brand = brand;</text:span></text:span></text:p>
      <text:p text:style-name="P4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color = color;</text:span></text:span></text:p>
      <text:p text:style-name="P4"/>
      <text:p text:style-name="P4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</text:span></text:span><text:span text:style-name="Source_20_Text"><text:span text:style-name="T20">print</text:span></text:span><text:span text:style-name="Source_20_Text"><text:span text:style-name="T10"> = </text:span></text:span><text:span text:style-name="Source_20_Text"><text:span text:style-name="T8">function</text:span></text:span><text:span text:style-name="Source_20_Text"><text:span text:style-name="T10">() {</text:span></text:span></text:p>
      <text:p text:style-name="P4"><text:span text:style-name="Source_20_Text"><text:span text:style-name="T12"><text:s text:c="8"/></text:span></text:span><text:span text:style-name="Source_20_Text"><text:span text:style-name="T10">console.</text:span></text:span><text:span text:style-name="Source_20_Text"><text:span text:style-name="T20">log</text:span></text:span><text:span text:style-name="Source_20_Text"><text:span text:style-name="T10">(</text:span></text:span><text:span text:style-name="Source_20_Text"><text:span text:style-name="T8">this</text:span></text:span><text:span text:style-name="Source_20_Text"><text:span text:style-name="T10">.brand + </text:span></text:span><text:span text:style-name="Source_20_Text"><text:span text:style-name="T17">' koloru '</text:span></text:span><text:span text:style-name="Source_20_Text"><text:span text:style-name="T10"> + </text:span></text:span><text:span text:style-name="Source_20_Text"><text:span text:style-name="T8">this</text:span></text:span><text:span text:style-name="Source_20_Text"><text:span text:style-name="T10">.color );</text:span></text:span></text:p>
      <text:p text:style-name="P4"><text:span text:style-name="Source_20_Text"><text:span text:style-name="T12"><text:s text:c="4"/></text:span></text:span><text:span text:style-name="Source_20_Text"><text:span text:style-name="T10">}</text:span></text:span></text:p>
      <text:p text:style-name="P4"><text:span text:style-name="Source_20_Text"><text:span text:style-name="T10">}</text:span></text:span></text:p>
      <text:p text:style-name="P4"/>
      <text:p text:style-name="P4"><text:span text:style-name="Source_20_Text"><text:span text:style-name="T8">const</text:span></text:span><text:span text:style-name="Source_20_Text"><text:span text:style-name="T10"> car1 = </text:span></text:span><text:span text:style-name="Source_20_Text"><text:span text:style-name="T8">new</text:span></text:span><text:span text:style-name="Source_20_Text"><text:span text:style-name="T10"> Car(</text:span></text:span><text:span text:style-name="Source_20_Text"><text:span text:style-name="T17">"Fiat"</text:span></text:span><text:span text:style-name="Source_20_Text"><text:span text:style-name="T10">, </text:span></text:span><text:span text:style-name="Source_20_Text"><text:span text:style-name="T17">"czerwony"</text:span></text:span><text:span text:style-name="Source_20_Text"><text:span text:style-name="T10">);</text:span></text:span></text:p>
      <text:p text:style-name="P4"><text:span text:style-name="Source_20_Text"><text:span text:style-name="T10">console.</text:span></text:span><text:span text:style-name="Source_20_Text"><text:span text:style-name="T20">log</text:span></text:span><text:span text:style-name="Source_20_Text"><text:span text:style-name="T10">(car1.__proto__ === Car.prototype); </text:span></text:span><text:span text:style-name="Source_20_Text"><text:span text:style-name="T15">//true</text:span></text:span></text:p>
      <text:p text:style-name="P4"><text:span text:style-name="Source_20_Text"><text:span text:style-name="T15">console.dir(car1);</text:span></text:span></text:p>
      <text:p text:style-name="P4"><text:span text:style-name="Source_20_Text"><text:span text:style-name="T12"/></text:span></text:p>
      <text:p text:style-name="P4"><text:span text:style-name="Source_20_Text"><text:span text:style-name="T12"><text:s/>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<text:span text:style-name="T3">A co się stanie gdy słowo new pominiemy? Konstruktor funkcji zostanie odpalony jak zwykła funkcja, a this nie będzie wskazywał na instancję obiektu a na obiekt window (albo undefined gdy używamy </text:span><text:a xlink:type="simple" xlink:href="https://kursjs.pl/kurs/super-podstawy/strict-mode.php" text:style-name="Internet_20_link" text:visited-style-name="Visited_20_Internet_20_Link"><text:span text:style-name="T1">"strict mode"</text:span></text:a><text:span text:style-name="T3">):</text:span></text:p>
      <text:p text:style-name="P13"><text:span text:style-name="Source_20_Text"><text:span text:style-name="T8">const</text:span></text:span><text:span text:style-name="Source_20_Text"><text:span text:style-name="T10"> </text:span></text:span><text:span text:style-name="Source_20_Text"><text:span text:style-name="T20">Test</text:span></text:span><text:span text:style-name="Source_20_Text"><text:span text:style-name="T10"> = </text:span></text:span><text:span text:style-name="Source_20_Text"><text:span text:style-name="T8">function</text:span></text:span><text:span text:style-name="Source_20_Text"><text:span text:style-name="T10">() {</text:span></text:span></text:p>
      <text:p text:style-name="P3"><text:span text:style-name="Source_20_Text"><text:span text:style-name="T12"><text:s text:c="4"/></text:span></text:span><text:span text:style-name="Source_20_Text"><text:span text:style-name="T10">console.</text:span></text:span><text:span text:style-name="Source_20_Text"><text:span text:style-name="T20">log</text:span></text:span><text:span text:style-name="Source_20_Text"><text:span text:style-name="T10">(</text:span></text:span><text:span text:style-name="Source_20_Text"><text:span text:style-name="T8">this</text:span></text:span><text:span text:style-name="Source_20_Text"><text:span text:style-name="T10">);</text:span></text:span></text:p>
      <text:p text:style-name="P3"><text:span text:style-name="Source_20_Text"><text:span text:style-name="T10">}</text:span></text:span></text:p>
      <text:p text:style-name="P3"/>
      <text:p text:style-name="P3"><text:span text:style-name="Source_20_Text"><text:span text:style-name="T8">const</text:span></text:span><text:span text:style-name="Source_20_Text"><text:span text:style-name="T10"> test1 = </text:span></text:span><text:span text:style-name="Source_20_Text"><text:span text:style-name="T20">Test</text:span></text:span><text:span text:style-name="Source_20_Text"><text:span text:style-name="T10">(</text:span></text:span><text:span text:style-name="Source_20_Text"><text:span text:style-name="T17">"Fiat"</text:span></text:span><text:span text:style-name="Source_20_Text"><text:span text:style-name="T10">, </text:span></text:span><text:span text:style-name="Source_20_Text"><text:span text:style-name="T17">"czerwony"</text:span></text:span><text:span text:style-name="Source_20_Text"><text:span text:style-name="T10">); </text:span></text:span><text:span text:style-name="Source_20_Text"><text:span text:style-name="T15">//Window</text:span></text:span></text:p>
      <text:p text:style-name="P3"/>
      <text:p text:style-name="P3"><text:span text:style-name="Source_20_Text"><text:span text:style-name="T8">const</text:span></text:span><text:span text:style-name="Source_20_Text"><text:span text:style-name="T10"> test2 = </text:span></text:span><text:span text:style-name="Source_20_Text"><text:span text:style-name="T8">new</text:span></text:span><text:span text:style-name="Source_20_Text"><text:span text:style-name="T10"> Test(</text:span></text:span><text:span text:style-name="Source_20_Text"><text:span text:style-name="T17">"BMW"</text:span></text:span><text:span text:style-name="Source_20_Text"><text:span text:style-name="T10">, </text:span></text:span><text:span text:style-name="Source_20_Text"><text:span text:style-name="T17">"czarny"</text:span></text:span><text:span text:style-name="Source_20_Text"><text:span text:style-name="T10">); </text:span></text:span><text:span text:style-name="Source_20_Text"><text:span text:style-name="T15">//MiniCar</text:span></text:span></text:p>
      <text:p text:style-name="P2"/>
      <text:p text:style-name="P10">Gdy teraz zbadamy nasze obiekty w konsoli, pokaże się coś takiego:</text:p>
      <text:p text:style-name="P11"><draw:frame draw:style-name="fr1" draw:name="grafika2" text:anchor-type="as-char" svg:width="10.322cm" svg:height="5.242cm" draw:z-index="1"><draw:image xlink:href="https://kursjs.pl/kurs/obiekty/proto2.png" xlink:type="simple" xlink:show="embed" xlink:actuate="onLoad"/><svg:title>prototyp z debugera 2</svg:title></draw:frame></text:p>
      <text:p text:style-name="P10">Nasz nowy obiekt ma właściwości brand, color, metodę print oraz dodaną przez Javascript właściwość __proto__, która wskazuje na prototyp brany z konstruktora.</text:p>
      <text:p text:style-name="P9"><text:bookmark text:name="prototype-almost-empty"/><text:span text:style-name="T3">Początkowo ten prototyp jest praktycznie pusty, bo ma w sobie tylko 2 właściwości:<text:line-break/></text:span><text:span text:style-name="Strong_20_Emphasis"><text:span text:style-name="T6">constructor</text:span></text:span><text:span text:style-name="T3">, który wskazuje na funkcję za pomocą której został stworzony nasz obiekt, oraz ... </text:span><text:span text:style-name="Strong_20_Emphasis"><text:span text:style-name="T6">__proto__</text:span></text:span><text:span text:style-name="T3">, który wskazuje na prototyp "nadrzędny" (w naszym przypadku będzie to już prototyp Object).</text:span></text:p>
      <text:p text:style-name="P8"><text:soft-page-break/><draw:frame draw:style-name="fr1" draw:name="grafika3" text:anchor-type="as-char" svg:width="15.058cm" svg:height="13.471cm" draw:z-index="2"><draw:image xlink:href="https://kursjs.pl/kurs/obiekty/proto3.png" xlink:type="simple" xlink:show="embed" xlink:actuate="onLoad"/><svg:title>Prototyp 3</svg:title></draw:frame></text:p>
      <text:p text:style-name="P10">Po co nam ta wiedza? Powyższy prototyp jest obiektem, więc możemy go zmieniać tak samo jak to robiliśmy z pojedynczymi obiektami w poprzednich rozdziałach.<text:line-break/><text:line-break/>Co nam to daje? Zanim to wyjaśnimy, mini powtórka z poprzednich działów.</text:p>
      <text:p text:style-name="P9"><text:span text:style-name="T3">Wracamy do początkowej lekcji.<text:line-break/>W Javascript dane dzielą się na dwa typy - </text:span><text:a xlink:type="simple" xlink:href="https://kursjs.pl/kurs/super-podstawy/typy-danych.php" text:style-name="Internet_20_link" text:visited-style-name="Visited_20_Internet_20_Link"><text:span text:style-name="T1">proste i referencyjne</text:span></text:a><text:span text:style-name="T3">. Pamiętasz czym się one charakteryzują?</text:span></text:p>
      <text:p text:style-name="P10">Typy proste trzymają w sobie dane bezpośrednio (można powiedzieć, że są to pojedyncze kopie danych). Typy referencyjne (obiekty) wskazują miejsce w pamięci gdzie dany obiekt się mieści.<text:line-break/>Oznacza to, że jeżeli dwie i więcej zmiennych wskazuje na dany obiekt, to wszystkie one są "tym samym" i wskazują ten sam obiekt - jeżeli w jednej zmiennej usuniemy lub dodamy temu obiektowi jakąś właściwość lub metodę, to zrobimy to we wszystkich zmiennych, które wskazują na ten obiekt.</text:p>
      <text:p text:style-name="P9"><text:bookmark text:name="prototyp-po-co"/><text:span text:style-name="T3">Wszystkie obiekty stworzone na bazie danego konstruktora za pomocą właściwości __proto__ wskazują na ten sam obiekt prototyp.<text:line-break/>Jeżeli kiedykolwiek zmienimy w tym obiekcie cokolwiek, zmieni się to </text:span><text:span text:style-name="Strong_20_Emphasis"><text:span text:style-name="T6">dla wszystkich instancji</text:span></text:span><text:span text:style-name="T3"> już stworzonych i tworzonych w przyszłości na bazie tego konstruktora.</text:span></text:p>
      <text:p text:style-name="P10"/>
      <text:p text:style-name="P10"/>
      <text:p text:style-name="P10"/>
      <text:p text:style-name="P13"><text:soft-page-break/><text:span text:style-name="Source_20_Text"><text:span text:style-name="T8">function</text:span></text:span><text:span text:style-name="Source_20_Text"><text:span text:style-name="T10"> </text:span></text:span><text:span text:style-name="Source_20_Text"><text:span text:style-name="T20">Car</text:span></text:span><text:span text:style-name="Source_20_Text"><text:span text:style-name="T10">(brand, color) {</text:span></text:span></text:p>
      <text:p text:style-name="P3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brand = brand;</text:span></text:span></text:p>
      <text:p text:style-name="P3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color = color;</text:span></text:span></text:p>
      <text:p text:style-name="P3"><text:span text:style-name="Source_20_Text"><text:span text:style-name="T10">}</text:span></text:span></text:p>
      <text:p text:style-name="P3"/>
      <text:p text:style-name="P3"><text:span text:style-name="Source_20_Text"><text:span text:style-name="T15">//tworzę nowe obiekty</text:span></text:span></text:p>
      <text:p text:style-name="P3"><text:span text:style-name="Source_20_Text"><text:span text:style-name="T8">const</text:span></text:span><text:span text:style-name="Source_20_Text"><text:span text:style-name="T10"> car1 = </text:span></text:span><text:span text:style-name="Source_20_Text"><text:span text:style-name="T8">new</text:span></text:span><text:span text:style-name="Source_20_Text"><text:span text:style-name="T10"> Car(</text:span></text:span><text:span text:style-name="Source_20_Text"><text:span text:style-name="T17">"Fiat"</text:span></text:span><text:span text:style-name="Source_20_Text"><text:span text:style-name="T10">, </text:span></text:span><text:span text:style-name="Source_20_Text"><text:span text:style-name="T17">"czerwony"</text:span></text:span><text:span text:style-name="Source_20_Text"><text:span text:style-name="T10">);</text:span></text:span></text:p>
      <text:p text:style-name="P3"><text:span text:style-name="Source_20_Text"><text:span text:style-name="T8">const</text:span></text:span><text:span text:style-name="Source_20_Text"><text:span text:style-name="T10"> car2 = </text:span></text:span><text:span text:style-name="Source_20_Text"><text:span text:style-name="T8">new</text:span></text:span><text:span text:style-name="Source_20_Text"><text:span text:style-name="T10"> Car(</text:span></text:span><text:span text:style-name="Source_20_Text"><text:span text:style-name="T17">"BMW"</text:span></text:span><text:span text:style-name="Source_20_Text"><text:span text:style-name="T10">, </text:span></text:span><text:span text:style-name="Source_20_Text"><text:span text:style-name="T17">"czarny"</text:span></text:span><text:span text:style-name="Source_20_Text"><text:span text:style-name="T10">);</text:span></text:span></text:p>
      <text:p text:style-name="P3"/>
      <text:p text:style-name="P3"><text:span text:style-name="Source_20_Text"><text:span text:style-name="T15">//dodajemy nowe właściwości i metody</text:span></text:span></text:p>
      <text:p text:style-name="P3"><text:span text:style-name="Source_20_Text"><text:span text:style-name="T10">Car.prototype.</text:span></text:span><text:span text:style-name="Source_20_Text"><text:span text:style-name="T20">print</text:span></text:span><text:span text:style-name="Source_20_Text"><text:span text:style-name="T10"> = </text:span></text:span><text:span text:style-name="Source_20_Text"><text:span text:style-name="T8">function</text:span></text:span><text:span text:style-name="Source_20_Text"><text:span text:style-name="T10">() {</text:span></text:span></text:p>
      <text:p text:style-name="P3"><text:span text:style-name="Source_20_Text"><text:span text:style-name="T12"><text:s text:c="4"/></text:span></text:span><text:span text:style-name="Source_20_Text"><text:span text:style-name="T10">console.</text:span></text:span><text:span text:style-name="Source_20_Text"><text:span text:style-name="T20">log</text:span></text:span><text:span text:style-name="Source_20_Text"><text:span text:style-name="T10">(</text:span></text:span><text:span text:style-name="Source_20_Text"><text:span text:style-name="T8">this</text:span></text:span><text:span text:style-name="Source_20_Text"><text:span text:style-name="T10">.brand + </text:span></text:span><text:span text:style-name="Source_20_Text"><text:span text:style-name="T17">' koloru '</text:span></text:span><text:span text:style-name="Source_20_Text"><text:span text:style-name="T10"> + </text:span></text:span><text:span text:style-name="Source_20_Text"><text:span text:style-name="T8">this</text:span></text:span><text:span text:style-name="Source_20_Text"><text:span text:style-name="T10">.color);</text:span></text:span></text:p>
      <text:p text:style-name="P3"><text:span text:style-name="Source_20_Text"><text:span text:style-name="T10">}</text:span></text:span></text:p>
      <text:p text:style-name="P3"/>
      <text:p text:style-name="P3"><text:span text:style-name="Source_20_Text"><text:span text:style-name="T10">car1.</text:span></text:span><text:span text:style-name="Source_20_Text"><text:span text:style-name="T20">print</text:span></text:span><text:span text:style-name="Source_20_Text"><text:span text:style-name="T10">(); </text:span></text:span><text:span text:style-name="Source_20_Text"><text:span text:style-name="T15">//Fiat koloru czerwony</text:span></text:span></text:p>
      <text:p text:style-name="P3"><text:span text:style-name="Source_20_Text"><text:span text:style-name="T10">car2.</text:span></text:span><text:span text:style-name="Source_20_Text"><text:span text:style-name="T20">print</text:span></text:span><text:span text:style-name="Source_20_Text"><text:span text:style-name="T10">(); </text:span></text:span><text:span text:style-name="Source_20_Text"><text:span text:style-name="T15">//BMW koloru czarny</text:span></text:span></text:p>
      <text:p text:style-name="P10">Spójrzmy jeszcze na dwa przykłady:</text:p>
      <text:p text:style-name="P13"><text:span text:style-name="Source_20_Text"><text:span text:style-name="T8">function</text:span></text:span><text:span text:style-name="Source_20_Text"><text:span text:style-name="T10"> </text:span></text:span><text:span text:style-name="Source_20_Text"><text:span text:style-name="T20">Hero</text:span></text:span><text:span text:style-name="Source_20_Text"><text:span text:style-name="T10">(name, age, power) {</text:span></text:span></text:p>
      <text:p text:style-name="P3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name = name;</text:span></text:span></text:p>
      <text:p text:style-name="P3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age = age;</text:span></text:span></text:p>
      <text:p text:style-name="P3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power = power;</text:span></text:span></text:p>
      <text:p text:style-name="P3"><text:span text:style-name="Source_20_Text"><text:span text:style-name="T10">}</text:span></text:span></text:p>
      <text:p text:style-name="P3"/>
      <text:p text:style-name="P3"><text:span text:style-name="Source_20_Text"><text:span text:style-name="T10">Hero.prototype.kind = </text:span></text:span><text:span text:style-name="Source_20_Text"><text:span text:style-name="T17">"human"</text:span></text:span><text:span text:style-name="Source_20_Text"><text:span text:style-name="T10">;</text:span></text:span></text:p>
      <text:p text:style-name="P3"><text:span text:style-name="Source_20_Text"><text:span text:style-name="T10">Hero.prototype.</text:span></text:span><text:span text:style-name="Source_20_Text"><text:span text:style-name="T20">fly</text:span></text:span><text:span text:style-name="Source_20_Text"><text:span text:style-name="T10"> = </text:span></text:span><text:span text:style-name="Source_20_Text"><text:span text:style-name="T8">function</text:span></text:span><text:span text:style-name="Source_20_Text"><text:span text:style-name="T10">() {</text:span></text:span></text:p>
      <text:p text:style-name="P3"><text:span text:style-name="Source_20_Text"><text:span text:style-name="T12"><text:s text:c="4"/></text:span></text:span><text:span text:style-name="Source_20_Text"><text:span text:style-name="T8">return</text:span></text:span><text:span text:style-name="Source_20_Text"><text:span text:style-name="T10"> </text:span></text:span><text:span text:style-name="Source_20_Text"><text:span text:style-name="T17">"Latam sobie w koło"</text:span></text:span><text:span text:style-name="Source_20_Text"><text:span text:style-name="T10">;</text:span></text:span></text:p>
      <text:p text:style-name="P3"><text:span text:style-name="Source_20_Text"><text:span text:style-name="T10">}</text:span></text:span></text:p>
      <text:p text:style-name="P3"><text:span text:style-name="Source_20_Text"><text:span text:style-name="T10">Hero.prototype.</text:span></text:span><text:span text:style-name="Source_20_Text"><text:span text:style-name="T20">sayHello</text:span></text:span><text:span text:style-name="Source_20_Text"><text:span text:style-name="T10"> = </text:span></text:span><text:span text:style-name="Source_20_Text"><text:span text:style-name="T8">function</text:span></text:span><text:span text:style-name="Source_20_Text"><text:span text:style-name="T10">() {</text:span></text:span></text:p>
      <text:p text:style-name="P3"><text:span text:style-name="Source_20_Text"><text:span text:style-name="T12"><text:s text:c="4"/></text:span></text:span><text:span text:style-name="Source_20_Text"><text:span text:style-name="T8">return</text:span></text:span><text:span text:style-name="Source_20_Text"><text:span text:style-name="T10"> </text:span></text:span><text:span text:style-name="Source_20_Text"><text:span text:style-name="T17">"Nazywam się "</text:span></text:span><text:span text:style-name="Source_20_Text"><text:span text:style-name="T10"> + </text:span></text:span><text:span text:style-name="Source_20_Text"><text:span text:style-name="T8">this</text:span></text:span><text:span text:style-name="Source_20_Text"><text:span text:style-name="T10">.name + </text:span></text:span><text:span text:style-name="Source_20_Text"><text:span text:style-name="T17">" i jestem superbohaterem"</text:span></text:span><text:span text:style-name="Source_20_Text"><text:span text:style-name="T10">;</text:span></text:span></text:p>
      <text:p text:style-name="P3"><text:span text:style-name="Source_20_Text"><text:span text:style-name="T10">}</text:span></text:span></text:p>
      <text:p text:style-name="P3"/>
      <text:p text:style-name="P3"><text:span text:style-name="Source_20_Text"><text:span text:style-name="T8">const</text:span></text:span><text:span text:style-name="Source_20_Text"><text:span text:style-name="T10"> hero = </text:span></text:span><text:span text:style-name="Source_20_Text"><text:span text:style-name="T8">new</text:span></text:span><text:span text:style-name="Source_20_Text"><text:span text:style-name="T10"> Hero(</text:span></text:span><text:span text:style-name="Source_20_Text"><text:span text:style-name="T17">"Superman"</text:span></text:span><text:span text:style-name="Source_20_Text"><text:span text:style-name="T10">, </text:span></text:span><text:span text:style-name="Source_20_Text"><text:span text:style-name="T13">30</text:span></text:span><text:span text:style-name="Source_20_Text"><text:span text:style-name="T10">, </text:span></text:span><text:span text:style-name="Source_20_Text"><text:span text:style-name="T17">"Ultra Instynkt"</text:span></text:span><text:span text:style-name="Source_20_Text"><text:span text:style-name="T10">);</text:span></text:span></text:p>
      <text:p text:style-name="P3"><text:span text:style-name="Source_20_Text"><text:span text:style-name="T10">hero.</text:span></text:span><text:span text:style-name="Source_20_Text"><text:span text:style-name="T20">sayHello</text:span></text:span><text:span text:style-name="Source_20_Text"><text:span text:style-name="T10">();</text:span></text:span></text:p>
      <text:p text:style-name="P10"><text:soft-page-break/>i kolejny przykład. Tym razem nie będę dodawał do prototypu pojedynczych metod, a ustawię pod niego cały nowy obiekt:</text:p>
      <text:p text:style-name="P13"><text:bookmark text:name="prototyp-jako-nowy-obiekt"/><text:span text:style-name="Source_20_Text"><text:span text:style-name="T8">function</text:span></text:span><text:span text:style-name="Source_20_Text"><text:span text:style-name="T10"> </text:span></text:span><text:span text:style-name="Source_20_Text"><text:span text:style-name="T20">SuperHero</text:span></text:span><text:span text:style-name="Source_20_Text"><text:span text:style-name="T10">(name) {</text:span></text:span></text:p>
      <text:p text:style-name="P3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name = name;</text:span></text:span></text:p>
      <text:p text:style-name="P3"><text:span text:style-name="Source_20_Text"><text:span text:style-name="T10">}</text:span></text:span></text:p>
      <text:p text:style-name="P3"/>
      <text:p text:style-name="P3"><text:span text:style-name="Source_20_Text"><text:span text:style-name="T15">//inna metoda ustawiania prototypu</text:span></text:span></text:p>
      <text:p text:style-name="P3"><text:span text:style-name="Source_20_Text"><text:span text:style-name="T15">//czy lepsza? Nie koniecznie. Zapomnieliśmy o jednej właściwości - constructor</text:span></text:span></text:p>
      <text:p text:style-name="P3"><text:span text:style-name="Source_20_Text"><text:span text:style-name="T10">SuperHero.prototype = {</text:span></text:span></text:p>
      <text:p text:style-name="P3"><text:span text:style-name="Source_20_Text"><text:span text:style-name="T12"><text:s text:c="4"/></text:span></text:span><text:span text:style-name="Source_20_Text"><text:span text:style-name="T10">speed : </text:span></text:span><text:span text:style-name="Source_20_Text"><text:span text:style-name="T17">"uber"</text:span></text:span><text:span text:style-name="Source_20_Text"><text:span text:style-name="T10">,</text:span></text:span></text:p>
      <text:p text:style-name="P3"><text:span text:style-name="Source_20_Text"><text:span text:style-name="T12"><text:s text:c="4"/></text:span></text:span><text:span text:style-name="Source_20_Text"><text:span text:style-name="T10">strength : </text:span></text:span><text:span text:style-name="Source_20_Text"><text:span text:style-name="T17">"big"</text:span></text:span><text:span text:style-name="Source_20_Text"><text:span text:style-name="T10">,</text:span></text:span></text:p>
      <text:p text:style-name="P3"><text:span text:style-name="Source_20_Text"><text:span text:style-name="T12"><text:s text:c="4"/></text:span></text:span><text:span text:style-name="Source_20_Text"><text:span text:style-name="T10">action : </text:span></text:span><text:span text:style-name="Source_20_Text"><text:span text:style-name="T8">function</text:span></text:span><text:span text:style-name="Source_20_Text"><text:span text:style-name="T10">() {</text:span></text:span></text:p>
      <text:p text:style-name="P3"><text:span text:style-name="Source_20_Text"><text:span text:style-name="T12"><text:s text:c="8"/></text:span></text:span><text:span text:style-name="Source_20_Text"><text:span text:style-name="T8">return</text:span></text:span><text:span text:style-name="Source_20_Text"><text:span text:style-name="T10"> </text:span></text:span><text:span text:style-name="Source_20_Text"><text:span text:style-name="T17">"Ratowanie świata"</text:span></text:span><text:span text:style-name="Source_20_Text"><text:span text:style-name="T10">;</text:span></text:span></text:p>
      <text:p text:style-name="P3"><text:span text:style-name="Source_20_Text"><text:span text:style-name="T12"><text:s text:c="4"/></text:span></text:span><text:span text:style-name="Source_20_Text"><text:span text:style-name="T10">}</text:span></text:span></text:p>
      <text:p text:style-name="P3"><text:span text:style-name="Source_20_Text"><text:span text:style-name="T10">}</text:span></text:span></text:p>
      <text:p text:style-name="P2"/>
      <text:p text:style-name="P10"><text:bookmark text:name="oszczednosc-zasobow"/>Bardzo ważna rzecz wynikająca z zastosowania prototypów to oszczędność zasobów. Wyobraź sobie, że tworzymy obiekt w taki sposób:</text:p>
      <text:p text:style-name="P13"><text:span text:style-name="Source_20_Text"><text:span text:style-name="T8">function</text:span></text:span><text:span text:style-name="Source_20_Text"><text:span text:style-name="T10"> </text:span></text:span><text:span text:style-name="Source_20_Text"><text:span text:style-name="T20">Helicopter</text:span></text:span><text:span text:style-name="Source_20_Text"><text:span text:style-name="T10">(name) {</text:span></text:span></text:p>
      <text:p text:style-name="P3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name = name;</text:span></text:span></text:p>
      <text:p text:style-name="P3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ammo = </text:span></text:span><text:span text:style-name="Source_20_Text"><text:span text:style-name="T13">2000</text:span></text:span><text:span text:style-name="Source_20_Text"><text:span text:style-name="T10">;</text:span></text:span></text:p>
      <text:p text:style-name="P3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rockets = </text:span></text:span><text:span text:style-name="Source_20_Text"><text:span text:style-name="T13">16</text:span></text:span><text:span text:style-name="Source_20_Text"><text:span text:style-name="T10">;</text:span></text:span></text:p>
      <text:p text:style-name="P3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</text:span></text:span><text:span text:style-name="Source_20_Text"><text:span text:style-name="T20">attack</text:span></text:span><text:span text:style-name="Source_20_Text"><text:span text:style-name="T10"> = </text:span></text:span><text:span text:style-name="Source_20_Text"><text:span text:style-name="T8">function</text:span></text:span><text:span text:style-name="Source_20_Text"><text:span text:style-name="T10">() {</text:span></text:span></text:p>
      <text:p text:style-name="P3"><text:span text:style-name="Source_20_Text"><text:span text:style-name="T12"><text:s text:c="8"/></text:span></text:span><text:span text:style-name="Source_20_Text"><text:span text:style-name="T8">this</text:span></text:span><text:span text:style-name="Source_20_Text"><text:span text:style-name="T10">.ammo -= </text:span></text:span><text:span text:style-name="Source_20_Text"><text:span text:style-name="T13">100</text:span></text:span><text:span text:style-name="Source_20_Text"><text:span text:style-name="T10">;</text:span></text:span></text:p>
      <text:p text:style-name="P3"><text:span text:style-name="Source_20_Text"><text:span text:style-name="T12"><text:s text:c="8"/></text:span></text:span><text:span text:style-name="Source_20_Text"><text:span text:style-name="T8">this</text:span></text:span><text:span text:style-name="Source_20_Text"><text:span text:style-name="T10">.rocket -= </text:span></text:span><text:span text:style-name="Source_20_Text"><text:span text:style-name="T13">2</text:span></text:span><text:span text:style-name="Source_20_Text"><text:span text:style-name="T10">;</text:span></text:span></text:p>
      <text:p text:style-name="P3"/>
      <text:p text:style-name="P3"><text:span text:style-name="Source_20_Text"><text:span text:style-name="T12"><text:s text:c="8"/></text:span></text:span><text:span text:style-name="Source_20_Text"><text:span text:style-name="T10">console.</text:span></text:span><text:span text:style-name="Source_20_Text"><text:span text:style-name="T20">log</text:span></text:span><text:span text:style-name="Source_20_Text"><text:span text:style-name="T10">(</text:span></text:span><text:span text:style-name="Source_20_Text"><text:span text:style-name="T17">`</text:span></text:span></text:p>
      <text:p text:style-name="P3"><text:span text:style-name="Source_20_Text"><text:span text:style-name="T19"><text:s text:c="12"/></text:span></text:span><text:span text:style-name="Source_20_Text"><text:span text:style-name="T17">Helikopter: </text:span></text:span><text:span text:style-name="Source_20_Text"><text:span text:style-name="T10">${</text:span></text:span><text:span text:style-name="Source_20_Text"><text:span text:style-name="T8">this</text:span></text:span><text:span text:style-name="Source_20_Text"><text:span text:style-name="T10">.name}</text:span></text:span><text:span text:style-name="Source_20_Text"><text:span text:style-name="T17"> atakuje</text:span></text:span></text:p>
      <text:p text:style-name="P3"><text:span text:style-name="Source_20_Text"><text:span text:style-name="T19"><text:s text:c="12"/></text:span></text:span><text:span text:style-name="Source_20_Text"><text:span text:style-name="T17">Pozostało amunicji: </text:span></text:span><text:span text:style-name="Source_20_Text"><text:span text:style-name="T10">${</text:span></text:span><text:span text:style-name="Source_20_Text"><text:span text:style-name="T8">this</text:span></text:span><text:span text:style-name="Source_20_Text"><text:span text:style-name="T10">.ammo}</text:span></text:span></text:p>
      <text:p text:style-name="P3"><text:span text:style-name="Source_20_Text"><text:span text:style-name="T19"><text:s text:c="12"/></text:span></text:span><text:span text:style-name="Source_20_Text"><text:span text:style-name="T17">Pozostało rakiet: </text:span></text:span><text:span text:style-name="Source_20_Text"><text:span text:style-name="T10">${</text:span></text:span><text:span text:style-name="Source_20_Text"><text:span text:style-name="T8">this</text:span></text:span><text:span text:style-name="Source_20_Text"><text:span text:style-name="T10">.rockets}</text:span></text:span></text:p>
      <text:p text:style-name="P3"><text:span text:style-name="Source_20_Text"><text:span text:style-name="T19"><text:s text:c="8"/></text:span></text:span><text:span text:style-name="Source_20_Text"><text:span text:style-name="T17">`</text:span></text:span><text:span text:style-name="Source_20_Text"><text:span text:style-name="T10">);</text:span></text:span></text:p>
      <text:p text:style-name="P3"><text:span text:style-name="Source_20_Text"><text:span text:style-name="T12"><text:s text:c="4"/></text:span></text:span><text:span text:style-name="Source_20_Text"><text:span text:style-name="T10">}</text:span></text:span></text:p>
      <text:p text:style-name="P3"><text:soft-page-break/><text:span text:style-name="Source_20_Text"><text:span text:style-name="T10">}</text:span></text:span></text:p>
      <text:p text:style-name="P3"/>
      <text:p text:style-name="P3"><text:span text:style-name="Source_20_Text"><text:span text:style-name="T8">const</text:span></text:span><text:span text:style-name="Source_20_Text"><text:span text:style-name="T10"> army = [];</text:span></text:span></text:p>
      <text:p text:style-name="P3"><text:span text:style-name="Source_20_Text"><text:span text:style-name="T8">for</text:span></text:span><text:span text:style-name="Source_20_Text"><text:span text:style-name="T10"> (</text:span></text:span><text:span text:style-name="Source_20_Text"><text:span text:style-name="T8">let</text:span></text:span><text:span text:style-name="Source_20_Text"><text:span text:style-name="T10"> i=</text:span></text:span><text:span text:style-name="Source_20_Text"><text:span text:style-name="T13">0</text:span></text:span><text:span text:style-name="Source_20_Text"><text:span text:style-name="T10">; i&lt;=</text:span></text:span><text:span text:style-name="Source_20_Text"><text:span text:style-name="T13">1000000</text:span></text:span><text:span text:style-name="Source_20_Text"><text:span text:style-name="T10">; i++) {</text:span></text:span></text:p>
      <text:p text:style-name="P3"><text:span text:style-name="Source_20_Text"><text:span text:style-name="T12"><text:s text:c="4"/></text:span></text:span><text:span text:style-name="Source_20_Text"><text:span text:style-name="T8">const</text:span></text:span><text:span text:style-name="Source_20_Text"><text:span text:style-name="T10"> heli = </text:span></text:span><text:span text:style-name="Source_20_Text"><text:span text:style-name="T8">new</text:span></text:span><text:span text:style-name="Source_20_Text"><text:span text:style-name="T10"> Helicopter(</text:span></text:span><text:span text:style-name="Source_20_Text"><text:span text:style-name="T17">"Apache"</text:span></text:span><text:span text:style-name="Source_20_Text"><text:span text:style-name="T10"> + i);</text:span></text:span></text:p>
      <text:p text:style-name="P3"><text:span text:style-name="Source_20_Text"><text:span text:style-name="T12"><text:s text:c="4"/></text:span></text:span><text:span text:style-name="Source_20_Text"><text:span text:style-name="T10">army.</text:span></text:span><text:span text:style-name="Source_20_Text"><text:span text:style-name="T20">push</text:span></text:span><text:span text:style-name="Source_20_Text"><text:span text:style-name="T10">(heli);</text:span></text:span></text:p>
      <text:p text:style-name="P3"><text:span text:style-name="Source_20_Text"><text:span text:style-name="T10">}</text:span></text:span></text:p>
      <text:p text:style-name="P2"/>
      <text:p text:style-name="P9"><text:span text:style-name="T3">Jeżeli teraz stworzymy na takiej bazie 1000000 obiektów, to będziemy mieli </text:span><text:a xlink:type="simple" xlink:href="https://youtu.be/S8qmuTIqsZk?t=30s" text:style-name="Internet_20_link" text:visited-style-name="Visited_20_Internet_20_Link"><text:span text:style-name="T1">1000000 różnych właściwości name, 1000000 różnych właściwości ammo, rockets</text:span></text:a><text:span text:style-name="T3"> i uwaga - tyle samo duplikatów metody attack, która przecież za każdym razem będzie taka sama (jej kod się nie zmienia, zmienia się tylko obiekt na który wskazuje this).</text:span></text:p>
      <text:p text:style-name="P10">Jeżeli jednak zawrzemy ją w prototypie - tym samym obiekcie dla wszystkich instancji naszych obiektów - to ta metoda będzie występować tylko w jednym miejscu w pamięci - w obiekcie prototypu.</text:p>
      <text:p text:style-name="P13"><text:span text:style-name="Source_20_Text"><text:span text:style-name="T8">function</text:span></text:span><text:span text:style-name="Source_20_Text"><text:span text:style-name="T10"> </text:span></text:span><text:span text:style-name="Source_20_Text"><text:span text:style-name="T20">Helicopter</text:span></text:span><text:span text:style-name="Source_20_Text"><text:span text:style-name="T10">(name) {</text:span></text:span></text:p>
      <text:p text:style-name="P3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name = name;</text:span></text:span></text:p>
      <text:p text:style-name="P3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ammo = </text:span></text:span><text:span text:style-name="Source_20_Text"><text:span text:style-name="T13">2000</text:span></text:span><text:span text:style-name="Source_20_Text"><text:span text:style-name="T10">;</text:span></text:span></text:p>
      <text:p text:style-name="P3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rockets = </text:span></text:span><text:span text:style-name="Source_20_Text"><text:span text:style-name="T13">16</text:span></text:span><text:span text:style-name="Source_20_Text"><text:span text:style-name="T10">;</text:span></text:span></text:p>
      <text:p text:style-name="P3"><text:span text:style-name="Source_20_Text"><text:span text:style-name="T10">}</text:span></text:span></text:p>
      <text:p text:style-name="P3"/>
      <text:p text:style-name="P3"><text:span text:style-name="Source_20_Text"><text:span text:style-name="T10">Helicopter.prototype.</text:span></text:span><text:span text:style-name="Source_20_Text"><text:span text:style-name="T20">attack</text:span></text:span><text:span text:style-name="Source_20_Text"><text:span text:style-name="T10"> = </text:span></text:span><text:span text:style-name="Source_20_Text"><text:span text:style-name="T8">function</text:span></text:span><text:span text:style-name="Source_20_Text"><text:span text:style-name="T10">() {</text:span></text:span></text:p>
      <text:p text:style-name="P3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ammo -= </text:span></text:span><text:span text:style-name="Source_20_Text"><text:span text:style-name="T13">100</text:span></text:span><text:span text:style-name="Source_20_Text"><text:span text:style-name="T10">;</text:span></text:span></text:p>
      <text:p text:style-name="P3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rocket -= </text:span></text:span><text:span text:style-name="Source_20_Text"><text:span text:style-name="T13">2</text:span></text:span><text:span text:style-name="Source_20_Text"><text:span text:style-name="T10">;</text:span></text:span></text:p>
      <text:p text:style-name="P3"/>
      <text:p text:style-name="P3"><text:span text:style-name="Source_20_Text"><text:span text:style-name="T12"><text:s text:c="4"/></text:span></text:span><text:span text:style-name="Source_20_Text"><text:span text:style-name="T10">console.</text:span></text:span><text:span text:style-name="Source_20_Text"><text:span text:style-name="T20">log</text:span></text:span><text:span text:style-name="Source_20_Text"><text:span text:style-name="T10">(</text:span></text:span><text:span text:style-name="Source_20_Text"><text:span text:style-name="T17">`</text:span></text:span></text:p>
      <text:p text:style-name="P3"><text:span text:style-name="Source_20_Text"><text:span text:style-name="T19"><text:s text:c="8"/></text:span></text:span><text:span text:style-name="Source_20_Text"><text:span text:style-name="T17">Helikopter: </text:span></text:span><text:span text:style-name="Source_20_Text"><text:span text:style-name="T10">${</text:span></text:span><text:span text:style-name="Source_20_Text"><text:span text:style-name="T8">this</text:span></text:span><text:span text:style-name="Source_20_Text"><text:span text:style-name="T10">.name}</text:span></text:span><text:span text:style-name="Source_20_Text"><text:span text:style-name="T17"> atakuje</text:span></text:span></text:p>
      <text:p text:style-name="P3"><text:span text:style-name="Source_20_Text"><text:span text:style-name="T19"><text:s text:c="8"/></text:span></text:span><text:span text:style-name="Source_20_Text"><text:span text:style-name="T17">Pozostało amunicji: </text:span></text:span><text:span text:style-name="Source_20_Text"><text:span text:style-name="T10">${</text:span></text:span><text:span text:style-name="Source_20_Text"><text:span text:style-name="T8">this</text:span></text:span><text:span text:style-name="Source_20_Text"><text:span text:style-name="T10">.ammo}</text:span></text:span></text:p>
      <text:p text:style-name="P3"><text:span text:style-name="Source_20_Text"><text:span text:style-name="T19"><text:s text:c="8"/></text:span></text:span><text:span text:style-name="Source_20_Text"><text:span text:style-name="T17">Pozostało rakiet: </text:span></text:span><text:span text:style-name="Source_20_Text"><text:span text:style-name="T10">${</text:span></text:span><text:span text:style-name="Source_20_Text"><text:span text:style-name="T8">this</text:span></text:span><text:span text:style-name="Source_20_Text"><text:span text:style-name="T10">.rockets}</text:span></text:span></text:p>
      <text:p text:style-name="P3"><text:span text:style-name="Source_20_Text"><text:span text:style-name="T19"><text:s text:c="4"/></text:span></text:span><text:span text:style-name="Source_20_Text"><text:span text:style-name="T17">`</text:span></text:span><text:span text:style-name="Source_20_Text"><text:span text:style-name="T10">);</text:span></text:span></text:p>
      <text:p text:style-name="P3"><text:span text:style-name="Source_20_Text"><text:span text:style-name="T10">}</text:span></text:span></text:p>
      <text:p text:style-name="P3"/>
      <text:p text:style-name="P3"><text:span text:style-name="Source_20_Text"><text:span text:style-name="T8">const</text:span></text:span><text:span text:style-name="Source_20_Text"><text:span text:style-name="T10"> army = [];</text:span></text:span></text:p>
      <text:p text:style-name="P3"><text:span text:style-name="Source_20_Text"><text:span text:style-name="T8">for</text:span></text:span><text:span text:style-name="Source_20_Text"><text:span text:style-name="T10"> (</text:span></text:span><text:span text:style-name="Source_20_Text"><text:span text:style-name="T8">let</text:span></text:span><text:span text:style-name="Source_20_Text"><text:span text:style-name="T10"> i=</text:span></text:span><text:span text:style-name="Source_20_Text"><text:span text:style-name="T13">0</text:span></text:span><text:span text:style-name="Source_20_Text"><text:span text:style-name="T10">; i&lt;=</text:span></text:span><text:span text:style-name="Source_20_Text"><text:span text:style-name="T13">1000000</text:span></text:span><text:span text:style-name="Source_20_Text"><text:span text:style-name="T10">; i++) {</text:span></text:span></text:p>
      <text:p text:style-name="P3"><text:soft-page-break/><text:span text:style-name="Source_20_Text"><text:span text:style-name="T12"><text:s text:c="4"/></text:span></text:span><text:span text:style-name="Source_20_Text"><text:span text:style-name="T8">const</text:span></text:span><text:span text:style-name="Source_20_Text"><text:span text:style-name="T10"> heli = </text:span></text:span><text:span text:style-name="Source_20_Text"><text:span text:style-name="T8">new</text:span></text:span><text:span text:style-name="Source_20_Text"><text:span text:style-name="T10"> Helicopter(</text:span></text:span><text:span text:style-name="Source_20_Text"><text:span text:style-name="T17">"Apache"</text:span></text:span><text:span text:style-name="Source_20_Text"><text:span text:style-name="T10"> + i);</text:span></text:span></text:p>
      <text:p text:style-name="P3"><text:span text:style-name="Source_20_Text"><text:span text:style-name="T12"><text:s text:c="4"/></text:span></text:span><text:span text:style-name="Source_20_Text"><text:span text:style-name="T10">army.</text:span></text:span><text:span text:style-name="Source_20_Text"><text:span text:style-name="T20">push</text:span></text:span><text:span text:style-name="Source_20_Text"><text:span text:style-name="T10">(heli);</text:span></text:span></text:p>
      <text:p text:style-name="P3"><text:span text:style-name="Source_20_Text"><text:span text:style-name="T10">}</text:span></text:span></text:p>
      <text:p text:style-name="P6"/>
      <text:p text:style-name="P8"/>
      <text:p text:style-name="P9"><text:bookmark text:name="getPrototypeOf"/><text:span text:style-name="T3">Pobierzmy powyższy prototyp korzystając z metody </text:span><text:span text:style-name="Strong_20_Emphasis"><text:span text:style-name="T6">Object.getPrototypeOf(obj)</text:span></text:span><text:span text:style-name="T3"> i sprawdźmy:</text:span></text:p>
      <text:p text:style-name="P13"><text:span text:style-name="Source_20_Text"><text:span text:style-name="T10">army[</text:span></text:span><text:span text:style-name="Source_20_Text"><text:span text:style-name="T13">0</text:span></text:span><text:span text:style-name="Source_20_Text"><text:span text:style-name="T10">].__proto__.attack === army[</text:span></text:span><text:span text:style-name="Source_20_Text"><text:span text:style-name="T13">1000000</text:span></text:span><text:span text:style-name="Source_20_Text"><text:span text:style-name="T10">].__proto__.attack </text:span></text:span><text:span text:style-name="Source_20_Text"><text:span text:style-name="T15">//true</text:span></text:span></text:p>
      <text:p text:style-name="P3"/>
      <text:p text:style-name="P3"><text:span text:style-name="Source_20_Text"><text:span text:style-name="T10">Object.</text:span></text:span><text:span text:style-name="Source_20_Text"><text:span text:style-name="T20">getPrototypeOf</text:span></text:span><text:span text:style-name="Source_20_Text"><text:span text:style-name="T10">(army[</text:span></text:span><text:span text:style-name="Source_20_Text"><text:span text:style-name="T13">0</text:span></text:span><text:span text:style-name="Source_20_Text"><text:span text:style-name="T10">]).attack === Object.</text:span></text:span><text:span text:style-name="Source_20_Text"><text:span text:style-name="T20">getPrototypeOf</text:span></text:span><text:span text:style-name="Source_20_Text"><text:span text:style-name="T10">(army[</text:span></text:span><text:span text:style-name="Source_20_Text"><text:span text:style-name="T13">1000000</text:span></text:span><text:span text:style-name="Source_20_Text"><text:span text:style-name="T10">]).attack; </text:span></text:span><text:span text:style-name="Source_20_Text"><text:span text:style-name="T15">//true</text:span></text:span></text:p>
      <text:p text:style-name="P6"/>
      <text:p text:style-name="P16"><draw:frame draw:style-name="fr1" draw:name="grafika5" text:anchor-type="as-char" svg:width="11.381cm" svg:height="2.755cm" draw:z-index="3"><draw:image xlink:href="https://kursjs.pl/kurs/obiekty/user-prototype.png" xlink:type="simple" xlink:show="embed" xlink:actuate="onLoad"/></draw:frame></text:p>
      <text:section text:style-name="Sect1" text:name="proto-w-specyfikacji">
        <text:p text:style-name="P18"><text:span text:style-name="T4">Właściwość __proto__ jest ogólnie trochę kontrowersyjną właściwością. Mimo tego, że </text:span><text:span text:style-name="Strong_20_Emphasis"><text:span text:style-name="T7">nie występuje w specyfikacji</text:span></text:span><text:span text:style-name="T4"> większość przeglądarek i tak zaimplementowało tą właściwość. Dla zapewnienia kompatybilności z przeglądarkami została wprowadzana do specyfikacji w EcmaScript 2015. Jest kilkanaście takich momentów w dziejach JavaScript i CSS, gdzie ewolucja poszła inną drogą niż chcieli autorzy (np. @media, html outline itp). W oryginalnej specyfikacji właściwość __proto__ widnieje pod nazwą [[Prototype]].<text:line-break/>W dzisiejszych czasach najbezpieczniej odwoływać się do prototypu za pomocą metody </text:span><text:span text:style-name="Strong_20_Emphasis"><text:span text:style-name="T7">Object.getPrototypeOf(obj)</text:span></text:span><text:span text:style-name="T4"> zamiast bezpośrednio poprzez __proto__</text:span></text:p>
      </text:section>
      <text:h text:style-name="P19" text:outline-level="2"><text:bookmark text:name="o-prototypie-ciut-więcej"/>O prototypie ciut więcej</text:h>
      <text:p text:style-name="P10">Pozostańmy jeszcze na chwilę w temacie prototypu.</text:p>
      <text:p text:style-name="P10">Jeżeli dodamy do siebie różne typy danych, czasami wychodzą nam dziwne rzeczy:</text:p>
      <text:p text:style-name="P13"><text:span text:style-name="Source_20_Text"><text:span text:style-name="T8">const</text:span></text:span><text:span text:style-name="Source_20_Text"><text:span text:style-name="T10"> txt = </text:span></text:span><text:span text:style-name="Source_20_Text"><text:span text:style-name="T17">"ala"</text:span></text:span><text:span text:style-name="Source_20_Text"><text:span text:style-name="T10">;</text:span></text:span></text:p>
      <text:p text:style-name="P3"><text:span text:style-name="Source_20_Text"><text:span text:style-name="T8">const</text:span></text:span><text:span text:style-name="Source_20_Text"><text:span text:style-name="T10"> nr = </text:span></text:span><text:span text:style-name="Source_20_Text"><text:span text:style-name="T13">99</text:span></text:span><text:span text:style-name="Source_20_Text"><text:span text:style-name="T10">;</text:span></text:span></text:p>
      <text:p text:style-name="P3"><text:span text:style-name="Source_20_Text"><text:span text:style-name="T8">const</text:span></text:span><text:span text:style-name="Source_20_Text"><text:span text:style-name="T10"> tab = [</text:span></text:span><text:span text:style-name="Source_20_Text"><text:span text:style-name="T13">1</text:span></text:span><text:span text:style-name="Source_20_Text"><text:span text:style-name="T10">,</text:span></text:span><text:span text:style-name="Source_20_Text"><text:span text:style-name="T13">2</text:span></text:span><text:span text:style-name="Source_20_Text"><text:span text:style-name="T10">,</text:span></text:span><text:span text:style-name="Source_20_Text"><text:span text:style-name="T13">3</text:span></text:span><text:span text:style-name="Source_20_Text"><text:span text:style-name="T10">];</text:span></text:span></text:p>
      <text:p text:style-name="P3"><text:span text:style-name="Source_20_Text"><text:span text:style-name="T8">const</text:span></text:span><text:span text:style-name="Source_20_Text"><text:span text:style-name="T10"> ob = {name : </text:span></text:span><text:span text:style-name="Source_20_Text"><text:span text:style-name="T17">"Marcin"</text:span></text:span><text:span text:style-name="Source_20_Text"><text:span text:style-name="T10">};</text:span></text:span></text:p>
      <text:p text:style-name="P3"/>
      <text:p text:style-name="P3"><text:span text:style-name="Source_20_Text"><text:span text:style-name="T10">console.</text:span></text:span><text:span text:style-name="Source_20_Text"><text:span text:style-name="T20">log</text:span></text:span><text:span text:style-name="Source_20_Text"><text:span text:style-name="T10">(txt + nr); </text:span></text:span><text:span text:style-name="Source_20_Text"><text:span text:style-name="T15">//ala99</text:span></text:span></text:p>
      <text:p text:style-name="P3"><text:span text:style-name="Source_20_Text"><text:span text:style-name="T10">console.</text:span></text:span><text:span text:style-name="Source_20_Text"><text:span text:style-name="T20">log</text:span></text:span><text:span text:style-name="Source_20_Text"><text:span text:style-name="T10">(tab + nr); </text:span></text:span><text:span text:style-name="Source_20_Text"><text:span text:style-name="T15">//1,2,399</text:span></text:span></text:p>
      <text:p text:style-name="P3"><text:span text:style-name="Source_20_Text"><text:span text:style-name="T10">console.</text:span></text:span><text:span text:style-name="Source_20_Text"><text:span text:style-name="T20">log</text:span></text:span><text:span text:style-name="Source_20_Text"><text:span text:style-name="T10">(tab + ob); </text:span></text:span><text:span text:style-name="Source_20_Text"><text:span text:style-name="T15">//1,2,3[object Object]</text:span></text:span></text:p>
      <text:p text:style-name="P3"><text:span text:style-name="Source_20_Text"><text:span text:style-name="T10">console.</text:span></text:span><text:span text:style-name="Source_20_Text"><text:span text:style-name="T20">log</text:span></text:span><text:span text:style-name="Source_20_Text"><text:span text:style-name="T10">(ob + txt); </text:span></text:span><text:span text:style-name="Source_20_Text"><text:span text:style-name="T15">//[object Object]ala</text:span></text:span></text:p>
      <text:p text:style-name="P2"/>
      <text:p text:style-name="P10"><text:soft-page-break/>Dodając do siebie różne typy, JavaScript sprawdza czy powinien zamienić daną zmienną na string. Jeżeli taka konwersja jest konieczna, robi to. I tak dodając do stringa liczbę, uzyskujemy nowy string.</text:p>
      <text:p text:style-name="P10">Ciekawa rzecz dzieje się gdy konwersji na string są poddawane tablice i obiekty. Tablica zamienia się na kolejne wartości oddzielone przecinkiem, a obiekt na tekst "[object Object]" - co zresztą widać w powyższym kodzie.</text:p>
      <text:p text:style-name="P10">Czemu tak się dzieje? Do konwersji JavaScript wykorzystuje metodę toString(). No ale przecież przy obiektach i tablicach mamy inny wynik. Dzieje się tak dlatego, że do konwersji na tekst używane są inne wersje metody toString(). Sprawdźmy to:</text:p>
      <text:p text:style-name="P13"><text:span text:style-name="Source_20_Text"><text:span text:style-name="T8">const</text:span></text:span><text:span text:style-name="Source_20_Text"><text:span text:style-name="T10"> tab = [</text:span></text:span><text:span text:style-name="Source_20_Text"><text:span text:style-name="T13">1</text:span></text:span><text:span text:style-name="Source_20_Text"><text:span text:style-name="T10">,</text:span></text:span><text:span text:style-name="Source_20_Text"><text:span text:style-name="T13">2</text:span></text:span><text:span text:style-name="Source_20_Text"><text:span text:style-name="T10">,</text:span></text:span><text:span text:style-name="Source_20_Text"><text:span text:style-name="T13">3</text:span></text:span><text:span text:style-name="Source_20_Text"><text:span text:style-name="T10">];</text:span></text:span></text:p>
      <text:p text:style-name="P3"><text:span text:style-name="Source_20_Text"><text:span text:style-name="T10">console.</text:span></text:span><text:span text:style-name="Source_20_Text"><text:span text:style-name="T20">dir</text:span></text:span><text:span text:style-name="Source_20_Text"><text:span text:style-name="T10">(tab);</text:span></text:span></text:p>
      <text:p text:style-name="P2"/>
      <text:p text:style-name="P11"><text:soft-page-break/><draw:frame draw:style-name="fr1" draw:name="grafika6" text:anchor-type="as-char" svg:width="10.322cm" svg:height="23.684cm" draw:z-index="4"><draw:image xlink:href="https://kursjs.pl/kurs/obiekty/array-prototype.png" xlink:type="simple" xlink:show="embed" xlink:actuate="onLoad"/></draw:frame></text:p>
      <text:p text:style-name="P13"><text:span text:style-name="Source_20_Text"><text:span text:style-name="T8">const</text:span></text:span><text:span text:style-name="Source_20_Text"><text:span text:style-name="T10"> ob = {name : </text:span></text:span><text:span text:style-name="Source_20_Text"><text:span text:style-name="T17">"Marcin"</text:span></text:span><text:span text:style-name="Source_20_Text"><text:span text:style-name="T10">};</text:span></text:span></text:p>
      <text:p text:style-name="P3"><text:span text:style-name="Source_20_Text"><text:span text:style-name="T10">console.</text:span></text:span><text:span text:style-name="Source_20_Text"><text:span text:style-name="T20">dir</text:span></text:span><text:span text:style-name="Source_20_Text"><text:span text:style-name="T10">(ob);</text:span></text:span></text:p>
      <text:p text:style-name="P2"/>
      <text:p text:style-name="P11"><text:soft-page-break/><draw:frame draw:style-name="fr1" draw:name="grafika7" text:anchor-type="as-char" svg:width="12.598cm" svg:height="8.576cm" draw:z-index="5"><draw:image xlink:href="https://kursjs.pl/kurs/obiekty/object-prototype.png" xlink:type="simple" xlink:show="embed" xlink:actuate="onLoad"/></draw:frame></text:p>
      <text:p text:style-name="P10">Tablice są obiektami zbudowanymi na bazie konstruktora Array. Ich właściwości __proto__ wskazują na prototyp w konstruktorze Array, który ma w sobie metodę toString - specjalną jej wersję przystosowaną właśnie dla tablic.</text:p>
      <text:p text:style-name="P10">Właściwość __proto__ obiektu wskazuje na prototyp wszystkich obiektów. On też ma implementację metody toString - tym razem dla obiektów wszelakich.</text:p>
      <text:p text:style-name="P10">Javascript szuka omawianej metody w instancji. Nie znajduje jej tam. Przechodzi wyżej. W przypadku tablic trafia do prototypu tablic i tam znajduje tą metodę. Odpala ją. W przypadku obiektów znajduje ją dopiero w konstruktorze obiektów i dopiero tamtą wersję odpala.</text:p>
      <text:p text:style-name="P10">Idąc za ciosem, gdyby nasze obiekty miały własną implementację tej metody, powinna być odpalana właśnie ta implementacja:</text:p>
      <text:p text:style-name="P13"><text:span text:style-name="Source_20_Text"><text:span text:style-name="T8">function</text:span></text:span><text:span text:style-name="Source_20_Text"><text:span text:style-name="T10"> </text:span></text:span><text:span text:style-name="Source_20_Text"><text:span text:style-name="T20">Human</text:span></text:span><text:span text:style-name="Source_20_Text"><text:span text:style-name="T10">(name, surname) {</text:span></text:span></text:p>
      <text:p text:style-name="P3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name = name;</text:span></text:span></text:p>
      <text:p text:style-name="P3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surname = surname;</text:span></text:span></text:p>
      <text:p text:style-name="P3"><text:span text:style-name="Source_20_Text"><text:span text:style-name="T10">}</text:span></text:span></text:p>
      <text:p text:style-name="P3"><text:span text:style-name="Source_20_Text"><text:span text:style-name="T10">Human.prototype.</text:span></text:span><text:span text:style-name="Source_20_Text"><text:span text:style-name="T20">toString</text:span></text:span><text:span text:style-name="Source_20_Text"><text:span text:style-name="T10"> = </text:span></text:span><text:span text:style-name="Source_20_Text"><text:span text:style-name="T8">function</text:span></text:span><text:span text:style-name="Source_20_Text"><text:span text:style-name="T10">() {</text:span></text:span></text:p>
      <text:p text:style-name="P3"><text:span text:style-name="Source_20_Text"><text:span text:style-name="T12"><text:s text:c="4"/></text:span></text:span><text:span text:style-name="Source_20_Text"><text:span text:style-name="T8">return</text:span></text:span><text:span text:style-name="Source_20_Text"><text:span text:style-name="T10"> </text:span></text:span><text:span text:style-name="Source_20_Text"><text:span text:style-name="T17">"[obiekt człowiek]"</text:span></text:span><text:span text:style-name="Source_20_Text"><text:span text:style-name="T10">;</text:span></text:span></text:p>
      <text:p text:style-name="P3"><text:span text:style-name="Source_20_Text"><text:span text:style-name="T10">}</text:span></text:span></text:p>
      <text:p text:style-name="P3"/>
      <text:p text:style-name="P3"><text:span text:style-name="Source_20_Text"><text:span text:style-name="T8">const</text:span></text:span><text:span text:style-name="Source_20_Text"><text:span text:style-name="T10"> h = </text:span></text:span><text:span text:style-name="Source_20_Text"><text:span text:style-name="T8">new</text:span></text:span><text:span text:style-name="Source_20_Text"><text:span text:style-name="T10"> Human(</text:span></text:span><text:span text:style-name="Source_20_Text"><text:span text:style-name="T17">"Karol"</text:span></text:span><text:span text:style-name="Source_20_Text"><text:span text:style-name="T10">, </text:span></text:span><text:span text:style-name="Source_20_Text"><text:span text:style-name="T17">"Nowak"</text:span></text:span><text:span text:style-name="Source_20_Text"><text:span text:style-name="T10">);</text:span></text:span></text:p>
      <text:p text:style-name="P3"/>
      <text:p text:style-name="P3"><text:span text:style-name="Source_20_Text"><text:span text:style-name="T10">console.</text:span></text:span><text:span text:style-name="Source_20_Text"><text:span text:style-name="T20">log</text:span></text:span><text:span text:style-name="Source_20_Text"><text:span text:style-name="T10">(</text:span></text:span><text:span text:style-name="Source_20_Text"><text:span text:style-name="T17">"Ala"</text:span></text:span><text:span text:style-name="Source_20_Text"><text:span text:style-name="T10"> + h); </text:span></text:span><text:span text:style-name="Source_20_Text"><text:span text:style-name="T15">//ala[obiekt człowiek]</text:span></text:span></text:p>
      <text:p text:style-name="P2"/>
      <text:p text:style-name="P10">Nawet jeżeli nasz typ obiektów ma swoją metodę toString(), każda z instancji może mieć swoją własną wersję:</text:p>
      <text:p text:style-name="P13"><text:soft-page-break/><text:span text:style-name="Source_20_Text"><text:span text:style-name="T8">function</text:span></text:span><text:span text:style-name="Source_20_Text"><text:span text:style-name="T10"> </text:span></text:span><text:span text:style-name="Source_20_Text"><text:span text:style-name="T20">Human</text:span></text:span><text:span text:style-name="Source_20_Text"><text:span text:style-name="T10">(name, surname) {</text:span></text:span></text:p>
      <text:p text:style-name="P3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name = name;</text:span></text:span></text:p>
      <text:p text:style-name="P3"><text:span text:style-name="Source_20_Text"><text:span text:style-name="T12"><text:s text:c="4"/></text:span></text:span><text:span text:style-name="Source_20_Text"><text:span text:style-name="T8">this</text:span></text:span><text:span text:style-name="Source_20_Text"><text:span text:style-name="T10">.surname = surname;</text:span></text:span></text:p>
      <text:p text:style-name="P3"><text:span text:style-name="Source_20_Text"><text:span text:style-name="T12"><text:s text:c="4"/></text:span></text:span><text:span text:style-name="Source_20_Text"><text:span text:style-name="T15">//gdyby metoda była tutaj, odpalana była by pierwsza</text:span></text:span></text:p>
      <text:p text:style-name="P3"><text:span text:style-name="Source_20_Text"><text:span text:style-name="T10">}</text:span></text:span></text:p>
      <text:p text:style-name="P3"><text:span text:style-name="Source_20_Text"><text:span text:style-name="T10">Human.prototype.</text:span></text:span><text:span text:style-name="Source_20_Text"><text:span text:style-name="T20">toString</text:span></text:span><text:span text:style-name="Source_20_Text"><text:span text:style-name="T10"> = </text:span></text:span><text:span text:style-name="Source_20_Text"><text:span text:style-name="T8">function</text:span></text:span><text:span text:style-name="Source_20_Text"><text:span text:style-name="T10">() {</text:span></text:span></text:p>
      <text:p text:style-name="P3"><text:span text:style-name="Source_20_Text"><text:span text:style-name="T12"><text:s text:c="4"/></text:span></text:span><text:span text:style-name="Source_20_Text"><text:span text:style-name="T8">return</text:span></text:span><text:span text:style-name="Source_20_Text"><text:span text:style-name="T10"> </text:span></text:span><text:span text:style-name="Source_20_Text"><text:span text:style-name="T17">"[obiekt człowiek]"</text:span></text:span><text:span text:style-name="Source_20_Text"><text:span text:style-name="T10">;</text:span></text:span></text:p>
      <text:p text:style-name="P3"><text:span text:style-name="Source_20_Text"><text:span text:style-name="T10">}</text:span></text:span></text:p>
      <text:p text:style-name="P3"/>
      <text:p text:style-name="P3"><text:span text:style-name="Source_20_Text"><text:span text:style-name="T8">const</text:span></text:span><text:span text:style-name="Source_20_Text"><text:span text:style-name="T10"> h1 = </text:span></text:span><text:span text:style-name="Source_20_Text"><text:span text:style-name="T8">new</text:span></text:span><text:span text:style-name="Source_20_Text"><text:span text:style-name="T10"> Human(</text:span></text:span><text:span text:style-name="Source_20_Text"><text:span text:style-name="T17">"Marcin"</text:span></text:span><text:span text:style-name="Source_20_Text"><text:span text:style-name="T10">, </text:span></text:span><text:span text:style-name="Source_20_Text"><text:span text:style-name="T17">"Nowak"</text:span></text:span><text:span text:style-name="Source_20_Text"><text:span text:style-name="T10">);</text:span></text:span></text:p>
      <text:p text:style-name="P3"><text:span text:style-name="Source_20_Text"><text:span text:style-name="T10">console.</text:span></text:span><text:span text:style-name="Source_20_Text"><text:span text:style-name="T20">log</text:span></text:span><text:span text:style-name="Source_20_Text"><text:span text:style-name="T10">(</text:span></text:span><text:span text:style-name="Source_20_Text"><text:span text:style-name="T17">"ala"</text:span></text:span><text:span text:style-name="Source_20_Text"><text:span text:style-name="T10"> + h1); </text:span></text:span><text:span text:style-name="Source_20_Text"><text:span text:style-name="T15">//ala[obiekt człowiek]</text:span></text:span></text:p>
      <text:p text:style-name="P3"/>
      <text:p text:style-name="P3"/>
      <text:p text:style-name="P3"><text:span text:style-name="Source_20_Text"><text:span text:style-name="T8">const</text:span></text:span><text:span text:style-name="Source_20_Text"><text:span text:style-name="T10"> h2 = </text:span></text:span><text:span text:style-name="Source_20_Text"><text:span text:style-name="T8">new</text:span></text:span><text:span text:style-name="Source_20_Text"><text:span text:style-name="T10"> Human(</text:span></text:span><text:span text:style-name="Source_20_Text"><text:span text:style-name="T17">"Karol"</text:span></text:span><text:span text:style-name="Source_20_Text"><text:span text:style-name="T10">, </text:span></text:span><text:span text:style-name="Source_20_Text"><text:span text:style-name="T17">"Kowalski"</text:span></text:span><text:span text:style-name="Source_20_Text"><text:span text:style-name="T10">);</text:span></text:span></text:p>
      <text:p text:style-name="P3"><text:span text:style-name="Source_20_Text"><text:span text:style-name="T10">h2.</text:span></text:span><text:span text:style-name="Source_20_Text"><text:span text:style-name="T20">toString</text:span></text:span><text:span text:style-name="Source_20_Text"><text:span text:style-name="T10"> = </text:span></text:span><text:span text:style-name="Source_20_Text"><text:span text:style-name="T8">function</text:span></text:span><text:span text:style-name="Source_20_Text"><text:span text:style-name="T10">() {</text:span></text:span></text:p>
      <text:p text:style-name="P3"><text:span text:style-name="Source_20_Text"><text:span text:style-name="T12"><text:s text:c="4"/></text:span></text:span><text:span text:style-name="Source_20_Text"><text:span text:style-name="T8">return</text:span></text:span><text:span text:style-name="Source_20_Text"><text:span text:style-name="T10"> </text:span></text:span><text:span text:style-name="Source_20_Text"><text:span text:style-name="T17">"[obiekt ---"</text:span></text:span><text:span text:style-name="Source_20_Text"><text:span text:style-name="T10"> + </text:span></text:span><text:span text:style-name="Source_20_Text"><text:span text:style-name="T8">this</text:span></text:span><text:span text:style-name="Source_20_Text"><text:span text:style-name="T10">.name + </text:span></text:span><text:span text:style-name="Source_20_Text"><text:span text:style-name="T17">" ]"</text:span></text:span><text:span text:style-name="Source_20_Text"><text:span text:style-name="T10">;</text:span></text:span></text:p>
      <text:p text:style-name="P3"><text:span text:style-name="Source_20_Text"><text:span text:style-name="T10">}</text:span></text:span></text:p>
      <text:p text:style-name="P3"><text:span text:style-name="Source_20_Text"><text:span text:style-name="T10">console.</text:span></text:span><text:span text:style-name="Source_20_Text"><text:span text:style-name="T20">log</text:span></text:span><text:span text:style-name="Source_20_Text"><text:span text:style-name="T10">(</text:span></text:span><text:span text:style-name="Source_20_Text"><text:span text:style-name="T17">"ala"</text:span></text:span><text:span text:style-name="Source_20_Text"><text:span text:style-name="T10"> + h2); </text:span></text:span><text:span text:style-name="Source_20_Text"><text:span text:style-name="T15">//ala[obiekt --- Karol]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9" text:outline-level="2"><text:bookmark text:name="rozszerzanie-domyslnych-typow"/><text:soft-page-break/>Rozszerzanie wbudowanych typów</text:h>
      <text:p text:style-name="P10">Nie tylko nasze własne typy obiektów możemy modyfikować. Nic nie stoi na przeszkodzie by poruszyć prototypy konstruktorów typów już dostępnych.</text:p>
      <text:p text:style-name="P10">Możemy więc pokusić się dla przykładu o rozbudowanie stringów:</text:p>
      <text:p text:style-name="P13"><text:span text:style-name="Source_20_Text"><text:span text:style-name="T10">String.prototype.</text:span></text:span><text:span text:style-name="Source_20_Text"><text:span text:style-name="T20">firstCapital</text:span></text:span><text:span text:style-name="Source_20_Text"><text:span text:style-name="T10"> = </text:span></text:span><text:span text:style-name="Source_20_Text"><text:span text:style-name="T8">function</text:span></text:span><text:span text:style-name="Source_20_Text"><text:span text:style-name="T10">() {</text:span></text:span></text:p>
      <text:p text:style-name="P3"><text:span text:style-name="Source_20_Text"><text:span text:style-name="T12"><text:s text:c="4"/></text:span></text:span><text:span text:style-name="Source_20_Text"><text:span text:style-name="T8">return</text:span></text:span><text:span text:style-name="Source_20_Text"><text:span text:style-name="T10"> </text:span></text:span><text:span text:style-name="Source_20_Text"><text:span text:style-name="T8">this</text:span></text:span><text:span text:style-name="Source_20_Text"><text:span text:style-name="T10">.</text:span></text:span><text:span text:style-name="Source_20_Text"><text:span text:style-name="T20">charAt</text:span></text:span><text:span text:style-name="Source_20_Text"><text:span text:style-name="T10">(</text:span></text:span><text:span text:style-name="Source_20_Text"><text:span text:style-name="T13">0</text:span></text:span><text:span text:style-name="Source_20_Text"><text:span text:style-name="T10">).</text:span></text:span><text:span text:style-name="Source_20_Text"><text:span text:style-name="T20">toUpperCase</text:span></text:span><text:span text:style-name="Source_20_Text"><text:span text:style-name="T10">() + </text:span></text:span><text:span text:style-name="Source_20_Text"><text:span text:style-name="T8">this</text:span></text:span><text:span text:style-name="Source_20_Text"><text:span text:style-name="T10">.</text:span></text:span><text:span text:style-name="Source_20_Text"><text:span text:style-name="T20">substr</text:span></text:span><text:span text:style-name="Source_20_Text"><text:span text:style-name="T10">(</text:span></text:span><text:span text:style-name="Source_20_Text"><text:span text:style-name="T13">1</text:span></text:span><text:span text:style-name="Source_20_Text"><text:span text:style-name="T10">);</text:span></text:span></text:p>
      <text:p text:style-name="P3"><text:span text:style-name="Source_20_Text"><text:span text:style-name="T10">}</text:span></text:span></text:p>
      <text:p text:style-name="P3"/>
      <text:p text:style-name="P3"><text:span text:style-name="Source_20_Text"><text:span text:style-name="T10">String.prototype.</text:span></text:span><text:span text:style-name="Source_20_Text"><text:span text:style-name="T20">mixLetterSize</text:span></text:span><text:span text:style-name="Source_20_Text"><text:span text:style-name="T10"> = </text:span></text:span><text:span text:style-name="Source_20_Text"><text:span text:style-name="T8">function</text:span></text:span><text:span text:style-name="Source_20_Text"><text:span text:style-name="T10">() {</text:span></text:span></text:p>
      <text:p text:style-name="P3"><text:span text:style-name="Source_20_Text"><text:span text:style-name="T12"><text:s text:c="4"/></text:span></text:span><text:span text:style-name="Source_20_Text"><text:span text:style-name="T8">let</text:span></text:span><text:span text:style-name="Source_20_Text"><text:span text:style-name="T10"> text = </text:span></text:span><text:span text:style-name="Source_20_Text"><text:span text:style-name="T17">''</text:span></text:span><text:span text:style-name="Source_20_Text"><text:span text:style-name="T10">;</text:span></text:span></text:p>
      <text:p text:style-name="P3"/>
      <text:p text:style-name="P3"><text:span text:style-name="Source_20_Text"><text:span text:style-name="T12"><text:s text:c="4"/></text:span></text:span><text:span text:style-name="Source_20_Text"><text:span text:style-name="T8">for</text:span></text:span><text:span text:style-name="Source_20_Text"><text:span text:style-name="T10"> (</text:span></text:span><text:span text:style-name="Source_20_Text"><text:span text:style-name="T8">let</text:span></text:span><text:span text:style-name="Source_20_Text"><text:span text:style-name="T10"> i=</text:span></text:span><text:span text:style-name="Source_20_Text"><text:span text:style-name="T13">0</text:span></text:span><text:span text:style-name="Source_20_Text"><text:span text:style-name="T10">; i&lt;</text:span></text:span><text:span text:style-name="Source_20_Text"><text:span text:style-name="T8">this</text:span></text:span><text:span text:style-name="Source_20_Text"><text:span text:style-name="T10">.length; i++) {</text:span></text:span></text:p>
      <text:p text:style-name="P3"><text:span text:style-name="Source_20_Text"><text:span text:style-name="T12"><text:s text:c="8"/></text:span></text:span><text:span text:style-name="Source_20_Text"><text:span text:style-name="T10">text += (i % </text:span></text:span><text:span text:style-name="Source_20_Text"><text:span text:style-name="T13">2</text:span></text:span><text:span text:style-name="Source_20_Text"><text:span text:style-name="T10"> === </text:span></text:span><text:span text:style-name="Source_20_Text"><text:span text:style-name="T13">0</text:span></text:span><text:span text:style-name="Source_20_Text"><text:span text:style-name="T10">) ? </text:span></text:span><text:span text:style-name="Source_20_Text"><text:span text:style-name="T8">this</text:span></text:span><text:span text:style-name="Source_20_Text"><text:span text:style-name="T10">[i].</text:span></text:span><text:span text:style-name="Source_20_Text"><text:span text:style-name="T20">toUpperCase</text:span></text:span><text:span text:style-name="Source_20_Text"><text:span text:style-name="T10">() : </text:span></text:span><text:span text:style-name="Source_20_Text"><text:span text:style-name="T8">this</text:span></text:span><text:span text:style-name="Source_20_Text"><text:span text:style-name="T10">[i].</text:span></text:span><text:span text:style-name="Source_20_Text"><text:span text:style-name="T20">toLowerCase</text:span></text:span><text:span text:style-name="Source_20_Text"><text:span text:style-name="T10">();</text:span></text:span></text:p>
      <text:p text:style-name="P3"><text:span text:style-name="Source_20_Text"><text:span text:style-name="T12"><text:s text:c="4"/></text:span></text:span><text:span text:style-name="Source_20_Text"><text:span text:style-name="T10">}</text:span></text:span></text:p>
      <text:p text:style-name="P3"/>
      <text:p text:style-name="P3"><text:span text:style-name="Source_20_Text"><text:span text:style-name="T12"><text:s text:c="4"/></text:span></text:span><text:span text:style-name="Source_20_Text"><text:span text:style-name="T8">return</text:span></text:span><text:span text:style-name="Source_20_Text"><text:span text:style-name="T10"> text;</text:span></text:span></text:p>
      <text:p text:style-name="P3"><text:span text:style-name="Source_20_Text"><text:span text:style-name="T10">}</text:span></text:span></text:p>
      <text:p text:style-name="P3"/>
      <text:p text:style-name="P3"/>
      <text:p text:style-name="P3"><text:span text:style-name="Source_20_Text"><text:span text:style-name="T8">const</text:span></text:span><text:span text:style-name="Source_20_Text"><text:span text:style-name="T10"> text1 = </text:span></text:span><text:span text:style-name="Source_20_Text"><text:span text:style-name="T17">"marcin"</text:span></text:span><text:span text:style-name="Source_20_Text"><text:span text:style-name="T10">;</text:span></text:span></text:p>
      <text:p text:style-name="P3"><text:span text:style-name="Source_20_Text"><text:span text:style-name="T10">console.</text:span></text:span><text:span text:style-name="Source_20_Text"><text:span text:style-name="T20">log</text:span></text:span><text:span text:style-name="Source_20_Text"><text:span text:style-name="T10">(text1.</text:span></text:span><text:span text:style-name="Source_20_Text"><text:span text:style-name="T20">firstCapital</text:span></text:span><text:span text:style-name="Source_20_Text"><text:span text:style-name="T10">()) </text:span></text:span><text:span text:style-name="Source_20_Text"><text:span text:style-name="T15">//wypisze Marcin</text:span></text:span></text:p>
      <text:p text:style-name="P3"/>
      <text:p text:style-name="P3"><text:span text:style-name="Source_20_Text"><text:span text:style-name="T8">const</text:span></text:span><text:span text:style-name="Source_20_Text"><text:span text:style-name="T10"> text2 = </text:span></text:span><text:span text:style-name="Source_20_Text"><text:span text:style-name="T17">"marcin"</text:span></text:span><text:span text:style-name="Source_20_Text"><text:span text:style-name="T10">;</text:span></text:span></text:p>
      <text:p text:style-name="P3"><text:span text:style-name="Source_20_Text"><text:span text:style-name="T10">console.</text:span></text:span><text:span text:style-name="Source_20_Text"><text:span text:style-name="T20">log</text:span></text:span><text:span text:style-name="Source_20_Text"><text:span text:style-name="T10">(text2.</text:span></text:span><text:span text:style-name="Source_20_Text"><text:span text:style-name="T20">mixLetterSize</text:span></text:span><text:span text:style-name="Source_20_Text"><text:span text:style-name="T10">()) </text:span></text:span><text:span text:style-name="Source_20_Text"><text:span text:style-name="T15">//wypisze mArCiN</text:span></text:span></text:p>
      <text:p text:style-name="P2"/>
      <text:p text:style-name="P10">W ramach testu moglibyśmy też pokusić się o zmianę działania tablic. Co by się stało, gdyby w ich prototypie usunąć metodę toString()?</text:p>
      <text:p text:style-name="P13"><text:span text:style-name="Source_20_Text"><text:span text:style-name="T10">console.</text:span></text:span><text:span text:style-name="Source_20_Text"><text:span text:style-name="T20">log</text:span></text:span><text:span text:style-name="Source_20_Text"><text:span text:style-name="T10">(</text:span></text:span><text:span text:style-name="Source_20_Text"><text:span text:style-name="T17">"ala"</text:span></text:span><text:span text:style-name="Source_20_Text"><text:span text:style-name="T10"> + [</text:span></text:span><text:span text:style-name="Source_20_Text"><text:span text:style-name="T13">1</text:span></text:span><text:span text:style-name="Source_20_Text"><text:span text:style-name="T10">,</text:span></text:span><text:span text:style-name="Source_20_Text"><text:span text:style-name="T13">2</text:span></text:span><text:span text:style-name="Source_20_Text"><text:span text:style-name="T10">,</text:span></text:span><text:span text:style-name="Source_20_Text"><text:span text:style-name="T13">3</text:span></text:span><text:span text:style-name="Source_20_Text"><text:span text:style-name="T10">]) </text:span></text:span><text:span text:style-name="Source_20_Text"><text:span text:style-name="T15">//ala1,2,3</text:span></text:span></text:p>
      <text:p text:style-name="P3"/>
      <text:p text:style-name="P3"><text:span text:style-name="Source_20_Text"><text:span text:style-name="T8">delete</text:span></text:span><text:span text:style-name="Source_20_Text"><text:span text:style-name="T10"> Array.prototype.toString;</text:span></text:span></text:p>
      <text:p text:style-name="P3"/>
      <text:p text:style-name="P3"><text:span text:style-name="Source_20_Text"><text:span text:style-name="T10">console.</text:span></text:span><text:span text:style-name="Source_20_Text"><text:span text:style-name="T20">log</text:span></text:span><text:span text:style-name="Source_20_Text"><text:span text:style-name="T10">(</text:span></text:span><text:span text:style-name="Source_20_Text"><text:span text:style-name="T17">"ala"</text:span></text:span><text:span text:style-name="Source_20_Text"><text:span text:style-name="T10"> + [</text:span></text:span><text:span text:style-name="Source_20_Text"><text:span text:style-name="T13">1</text:span></text:span><text:span text:style-name="Source_20_Text"><text:span text:style-name="T10">,</text:span></text:span><text:span text:style-name="Source_20_Text"><text:span text:style-name="T13">2</text:span></text:span><text:span text:style-name="Source_20_Text"><text:span text:style-name="T10">,</text:span></text:span><text:span text:style-name="Source_20_Text"><text:span text:style-name="T13">3</text:span></text:span><text:span text:style-name="Source_20_Text"><text:span text:style-name="T10">]) </text:span></text:span><text:span text:style-name="Source_20_Text"><text:span text:style-name="T15">//ala[object Array]</text:span></text:span></text:p>
      <text:p text:style-name="P2"/>
      <text:p text:style-name="P10"><text:soft-page-break/>Pamiętaj też o tym, że nic nie stoi na przeszkodzie by dodawać własne metody nie tylko do prototypów, ale także do pojedynczych instancji które na co dzień używamy:</text:p>
      <text:p text:style-name="P10">W poniższym przykładzie rozszerzam obiekt Math:</text:p>
      <text:p text:style-name="P13"><text:span text:style-name="Source_20_Text"><text:span text:style-name="T10">Math.</text:span></text:span><text:span text:style-name="Source_20_Text"><text:span text:style-name="T20">randomBetween</text:span></text:span><text:span text:style-name="Source_20_Text"><text:span text:style-name="T10"> = </text:span></text:span><text:span text:style-name="Source_20_Text"><text:span text:style-name="T8">function</text:span></text:span><text:span text:style-name="Source_20_Text"><text:span text:style-name="T10">(min, max) {</text:span></text:span></text:p>
      <text:p text:style-name="P3"><text:span text:style-name="Source_20_Text"><text:span text:style-name="T12"><text:s text:c="4"/></text:span></text:span><text:span text:style-name="Source_20_Text"><text:span text:style-name="T8">return</text:span></text:span><text:span text:style-name="Source_20_Text"><text:span text:style-name="T10"> Math.</text:span></text:span><text:span text:style-name="Source_20_Text"><text:span text:style-name="T20">floor</text:span></text:span><text:span text:style-name="Source_20_Text"><text:span text:style-name="T10">(Math.</text:span></text:span><text:span text:style-name="Source_20_Text"><text:span text:style-name="T20">random</text:span></text:span><text:span text:style-name="Source_20_Text"><text:span text:style-name="T10">()*(max-min+</text:span></text:span><text:span text:style-name="Source_20_Text"><text:span text:style-name="T13">1</text:span></text:span><text:span text:style-name="Source_20_Text"><text:span text:style-name="T10">)+min);</text:span></text:span></text:p>
      <text:p text:style-name="P3"><text:span text:style-name="Source_20_Text"><text:span text:style-name="T10">}</text:span></text:span></text:p>
      <text:p text:style-name="P3"/>
      <text:p text:style-name="P3"><text:span text:style-name="Source_20_Text"><text:span text:style-name="T10">console.</text:span></text:span><text:span text:style-name="Source_20_Text"><text:span text:style-name="T20">log</text:span></text:span><text:span text:style-name="Source_20_Text"><text:span text:style-name="T10">(Math.</text:span></text:span><text:span text:style-name="Source_20_Text"><text:span text:style-name="T20">randomBetween</text:span></text:span><text:span text:style-name="Source_20_Text"><text:span text:style-name="T10">(</text:span></text:span><text:span text:style-name="Source_20_Text"><text:span text:style-name="T13">10</text:span></text:span><text:span text:style-name="Source_20_Text"><text:span text:style-name="T10">, </text:span></text:span><text:span text:style-name="Source_20_Text"><text:span text:style-name="T13">20</text:span></text:span><text:span text:style-name="Source_20_Text"><text:span text:style-name="T10">));</text:span></text:span></text:p>
      <text:p text:style-name="P3"><text:span text:style-name="Source_20_Text"><text:span text:style-name="T10">console.</text:span></text:span><text:span text:style-name="Source_20_Text"><text:span text:style-name="T20">log</text:span></text:span><text:span text:style-name="Source_20_Text"><text:span text:style-name="T10">(Math.</text:span></text:span><text:span text:style-name="Source_20_Text"><text:span text:style-name="T20">randomBetween</text:span></text:span><text:span text:style-name="Source_20_Text"><text:span text:style-name="T10">(</text:span></text:span><text:span text:style-name="Source_20_Text"><text:span text:style-name="T13">100</text:span></text:span><text:span text:style-name="Source_20_Text"><text:span text:style-name="T10">, </text:span></text:span><text:span text:style-name="Source_20_Text"><text:span text:style-name="T13">200</text:span></text:span><text:span text:style-name="Source_20_Text"><text:span text:style-name="T10">));</text:span></text:span></text:p>
      <text:p text:style-name="P2"/>
      <text:p text:style-name="P10">Czy obiekt console:</text:p>
      <text:p text:style-name="P13"><text:span text:style-name="Source_20_Text"><text:span text:style-name="T10">console.</text:span></text:span><text:span text:style-name="Source_20_Text"><text:span text:style-name="T20">pretty</text:span></text:span><text:span text:style-name="Source_20_Text"><text:span text:style-name="T10"> = </text:span></text:span><text:span text:style-name="Source_20_Text"><text:span text:style-name="T8">function</text:span></text:span><text:span text:style-name="Source_20_Text"><text:span text:style-name="T10">(msg) {</text:span></text:span></text:p>
      <text:p text:style-name="P3"><text:span text:style-name="Source_20_Text"><text:span text:style-name="T12"><text:s text:c="4"/></text:span></text:span><text:span text:style-name="Source_20_Text"><text:span text:style-name="T15">//console.log umożliwia zastosowanie znaków formatujących tekst</text:span></text:span></text:p>
      <text:p text:style-name="P3"><text:span text:style-name="Source_20_Text"><text:span text:style-name="T12"><text:s text:c="4"/></text:span></text:span><text:span text:style-name="Source_20_Text"><text:span text:style-name="T15">//%c - daje możliwość formatowania tekstu</text:span></text:span></text:p>
      <text:p text:style-name="P3"><text:span text:style-name="Source_20_Text"><text:span text:style-name="T12"><text:s text:c="4"/></text:span></text:span><text:span text:style-name="Source_20_Text"><text:span text:style-name="T15">//%s - wstawia w to miejsce tekst przekazany w późniejszych parametrach</text:span></text:span></text:p>
      <text:p text:style-name="P3"><text:span text:style-name="Source_20_Text"><text:span text:style-name="T12"><text:s text:c="4"/></text:span></text:span><text:span text:style-name="Source_20_Text"><text:span text:style-name="T10">console.</text:span></text:span><text:span text:style-name="Source_20_Text"><text:span text:style-name="T20">log</text:span></text:span><text:span text:style-name="Source_20_Text"><text:span text:style-name="T10">(</text:span></text:span><text:span text:style-name="Source_20_Text"><text:span text:style-name="T17">'%c %s'</text:span></text:span><text:span text:style-name="Source_20_Text"><text:span text:style-name="T10">, </text:span></text:span><text:span text:style-name="Source_20_Text"><text:span text:style-name="T17">'display:block; font: bold 1rem sans-serif; color:tomato;'</text:span></text:span><text:span text:style-name="Source_20_Text"><text:span text:style-name="T10">, msg);</text:span></text:span></text:p>
      <text:p text:style-name="P3"><text:span text:style-name="Source_20_Text"><text:span text:style-name="T10">}</text:span></text:span></text:p>
      <text:p text:style-name="P3"/>
      <text:p text:style-name="P3"><text:span text:style-name="Source_20_Text"><text:span text:style-name="T10">console.</text:span></text:span><text:span text:style-name="Source_20_Text"><text:span text:style-name="T20">pretty</text:span></text:span><text:span text:style-name="Source_20_Text"><text:span text:style-name="T10">(</text:span></text:span><text:span text:style-name="Source_20_Text"><text:span text:style-name="T17">'Przykładowa wiadomość'</text:span></text:span><text:span text:style-name="Source_20_Text"><text:span text:style-name="T10">); </text:span></text:span><text:span text:style-name="Source_20_Text"><text:span text:style-name="T15">//1. Przykładowa wiadomość</text:span></text:span></text:p>
      <text:p text:style-name="P3"><text:span text:style-name="Source_20_Text"><text:span text:style-name="T10">console.</text:span></text:span><text:span text:style-name="Source_20_Text"><text:span text:style-name="T20">pretty</text:span></text:span><text:span text:style-name="Source_20_Text"><text:span text:style-name="T10">(</text:span></text:span><text:span text:style-name="Source_20_Text"><text:span text:style-name="T17">'Inna wiadomość'</text:span></text:span><text:span text:style-name="Source_20_Text"><text:span text:style-name="T10">); </text:span></text:span><text:span text:style-name="Source_20_Text"><text:span text:style-name="T15">//2. Inna wiadomość</text:span></text:span></text:p>
      <text:p text:style-name="P6"/>
      <text:section text:style-name="Sect1" text:name="monkey-patching">
        <text:p text:style-name="P18"><text:a xlink:type="simple" xlink:href="https://developer.mozilla.org/pl/docs/Web/JavaScript/dziedziczenie_lancuch_prototypow#Zła_praktyka_Rozszerzanie_natywnych_prototypów" text:style-name="Internet_20_link" text:visited-style-name="Visited_20_Internet_20_Link"><text:span text:style-name="T2">Powyższe zabawy nie są do końca polecaną praktyką</text:span></text:a><text:span text:style-name="T4"> (zwaną potocznie "monkey patching").<text:line-break/>Wyobraź sobie, że na co dzień bardzo dużo działasz z elementami typu String. I nagle pewnego dnia badasz taki obiekt i się okazuje, że podochodziło do niego mnóstwo nowych metod. Jak to mawiał klasyk - A po co to? A komu to potrzebne? I następuje zdziwienie i konsternacja. Dodatkowo okazuje się, że część metod została nadpisana i działa inaczej niż zwykle. Jasne - można rozwijać obiekty bazowe, ale miej na uwadze, że czasami niektórzy mogą być zmieszani.<text:line-break/><text:line-break/>Dodatkowo właśnie przez takie zabawy jakiś czas temu w świecie JavaScript pojawiły się </text:span><text:a xlink:type="simple" xlink:href="https://github.com/tc39/proposal-flatMap/pull/56" text:style-name="Internet_20_link" text:visited-style-name="Visited_20_Internet_20_Link"><text:span text:style-name="T2">kontrowersje</text:span></text:a><text:span text:style-name="T4">. Znana biblioteka MooTools rozszerzała wbudowane obiekty o własne metody. W pewnym momencie twórcy JavaScript chcieli wprowadzić swoje metody o podobnych nazwach i nagle zostali postawieni pod ścianą. Gdy wprowadzą dane metody, strony działające na MooTools mogły by przestać działać lub działały by błędnie. Z drugiej strony przez jedną bibliotekę nie mogą prawidłowo rozwijać języka. Bywa różnie...<text:line-break/><text:line-break/>Podsumowując ten wywód. Własne typy rozwijaj do woli. Z rozwijaniem wbudowanych typów uważaj. Jeżeli robisz bibliotekę, która ma dogonić popularnością jQuery, raczej bym nie </text:span><text:soft-page-break/><text:span text:style-name="T4">modyfikował natywnych obiektów... Ewentualnie zrobił bym własne typy na bazie tych wbudowanych. Ale o tym ciut poniżej.</text:span></text:p>
      </text:section>
      <text:h text:style-name="P20" text:outline-level="2"/>
      <text:h text:style-name="P20" text:outline-level="2"/>
      <text:h text:style-name="P20" text:outline-level="2"><text:bookmark text:name="zadania"/>Trening czyni mistrza</text:h>
      <text:p text:style-name="P22">Poniżej zamieszczam kilka zadań, które w ramach ćwiczenia możesz wykonać:</text:p>
      <text:list xml:id="list5299529440368850515" text:style-name="L1">
        <text:list-item>
          <text:p text:style-name="P24"><text:span text:style-name="T3">Chcesz stworzyć 3 obiekty typu Car. Każdy samochód powinien mieć ustawione właściwości podawane przy tworzeniu obiektu: - </text:span><text:span text:style-name="Strong_20_Emphasis"><text:span text:style-name="T6">name</text:span></text:span><text:span text:style-name="T3"> - string,<text:line-break/>- </text:span><text:span text:style-name="Strong_20_Emphasis"><text:span text:style-name="T6">brand</text:span></text:span><text:span text:style-name="T3"> - string,<text:line-break/>- </text:span><text:span text:style-name="Strong_20_Emphasis"><text:span text:style-name="T6">engine</text:span></text:span><text:span text:style-name="T3"> - string,<text:line-break/>- </text:span><text:span text:style-name="Strong_20_Emphasis"><text:span text:style-name="T6">mile</text:span></text:span><text:span text:style-name="T3"> - number,<text:line-break/>- </text:span><text:span text:style-name="Strong_20_Emphasis"><text:span text:style-name="T6">age</text:span></text:span><text:span text:style-name="T3"> - number,<text:line-break/><text:line-break/>metodę </text:span><text:span text:style-name="Strong_20_Emphasis"><text:span text:style-name="T6">printDetails()</text:span></text:span><text:span text:style-name="T3">, która wypisze powyższe właściwości.<text:line-break/>Wykorzystaj w tym zadaniu prototyp.</text:span></text:p>
          <text:p text:style-name="P25"/>
        </text:list-item>
        <text:list-item>
          <text:p text:style-name="P24"><text:span text:style-name="T3">Stwórz konstruktor Enemy. Każdy obiekt budowany na jego bazie powinien mieć właściwości:<text:line-break/>- </text:span><text:span text:style-name="Strong_20_Emphasis"><text:span text:style-name="T6">name</text:span></text:span><text:span text:style-name="T3"> - string - podawane przy tworzeniu - nazwa przeciwnika<text:line-break/>- </text:span><text:span text:style-name="Strong_20_Emphasis"><text:span text:style-name="T6">live</text:span></text:span><text:span text:style-name="T3"> - number - ustawione na sztywno na 5<text:line-break/>- </text:span><text:span text:style-name="Strong_20_Emphasis"><text:span text:style-name="T6">speed</text:span></text:span><text:span text:style-name="T3"> - number - podawany przy tworzeniu<text:line-break/>- </text:span><text:span text:style-name="Strong_20_Emphasis"><text:span text:style-name="T6">attack</text:span></text:span><text:span text:style-name="T3"> - number - podawane przy tworzeniu instancji obiektu<text:line-break/>- </text:span><text:span text:style-name="Strong_20_Emphasis"><text:span text:style-name="T6">posX</text:span></text:span><text:span text:style-name="T3"> - number - podawane przy tworzeniu instancji obiektu<text:line-break/>Za pomocą prototypu stwórz metody:<text:line-break/>- metodę </text:span><text:span text:style-name="Strong_20_Emphasis"><text:span text:style-name="T6">move()</text:span></text:span><text:span text:style-name="T3">, która ustawi przeciwnika w nowej pozycji. Pozycję wylicz odejmując od posX szybkość danego obiektu. Funkcja dodatkowo niech wypisze tekst w konsoli "Jestem NNN. Znajduję się na pozycji XXX", w którym wstaw odpowiednie właściwości obiektu.<text:line-break/>- metodę </text:span><text:span text:style-name="Strong_20_Emphasis"><text:span text:style-name="T6">attackEnemy()</text:span></text:span><text:span text:style-name="T3">, która wypisze w konsoli tekst </text:span><text:span text:style-name="Source_20_Text"><text:span text:style-name="T5">Jestem NNN. Atakuję gracza z pozycji X z siłą XXX</text:span></text:span><text:span text:style-name="T3"> wstawiając do niego odpowiednie właściwości obiektu<text:line-break/>- metodę </text:span><text:span text:style-name="Strong_20_Emphasis"><text:span text:style-name="T6">hit()</text:span></text:span><text:span text:style-name="T3">, która odejmie przeciwnikowi jeden punkt życia (live). Dodatkowo niech wypisze w konsoli tekst "Jestem NNN. Mam teraz życia LLL".<text:line-break/><text:line-break/>Stwórz 2 obiekty typu Enemy. Odpal dla niech kilka razy metodę move(). Odpal dla każdego z nich metodę attack().<text:line-break/>Dla drugiego z nich odpal 2x metodę hit().</text:span></text:p>
          <text:p text:style-name="P25"/>
        </text:list-item>
        <text:list-item>
          <text:p text:style-name="P24"><text:soft-page-break/><text:span text:style-name="T3">Rozbuduj obiekty typu String, dodając do ich prototypu metodę </text:span><text:span text:style-name="Strong_20_Emphasis"><text:span text:style-name="T6">String.sortText(char)</text:span></text:span><text:span text:style-name="T3">.<text:line-break/>Powinno się dać ją użyć na dowolnym tekście.<text:line-break/>Po użyciu powinna ona sortować słowa w danym tekście, a następnie zwracać podobny tekst, tylko posortowany:</text:span></text:p>
          <text:p text:style-name="P27"><text:span text:style-name="Source_20_Text"><text:span text:style-name="T17">"Marcin|Ania|Piotrek|Beata"</text:span></text:span><text:span text:style-name="Source_20_Text"><text:span text:style-name="T10">.</text:span></text:span><text:span text:style-name="Source_20_Text"><text:span text:style-name="T20">sortText</text:span></text:span><text:span text:style-name="Source_20_Text"><text:span text:style-name="T10">(</text:span></text:span><text:span text:style-name="Source_20_Text"><text:span text:style-name="T17">','</text:span></text:span><text:span text:style-name="Source_20_Text"><text:span text:style-name="T10">);</text:span></text:span></text:p>
          <text:p text:style-name="P29"/>
          <text:p text:style-name="P29"><text:span text:style-name="Source_20_Text"><text:span text:style-name="T10">output: </text:span></text:span><text:span text:style-name="Source_20_Text"><text:span text:style-name="T17">"Ania|Beata|Marcin|Piotrek"</text:span></text:span></text:p>
          <text:p text:style-name="P26"/>
          <text:p text:style-name="P25">Wykorzystaj odpowiednie metody dzielące tekst na tablicę, sortujące tablicę i łączące ją w tekst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, Courier New" svg:font-family="'Arial, Courier New', Consolas, 'Courier New', monospace"/>
    <style:font-face style:name="Consolas" svg:font-family="Consolas, Monaco, 'Andale Mono', 'Ubuntu Mono', monospace"/>
    <style:font-face style:name="Open Sans" svg:font-family="'Open Sans', sans-serif"/>
    <style:font-face style:name="OpenSymbol" svg:font-family="OpenSymbol"/>
    <style:font-face style:name="Raleway" svg:font-family="Raleway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5T22:48:23.92</meta:creation-date>
    <meta:generator>OpenOffice/4.1.6$Win32 OpenOffice.org_project/416m1$Build-9790</meta:generator>
    <dc:date>2019-09-19T09:42:50.01</dc:date>
    <meta:editing-duration>PT1H28M40S</meta:editing-duration>
    <meta:editing-cycles>36</meta:editing-cycles>
    <meta:document-statistic meta:table-count="0" meta:image-count="6" meta:object-count="0" meta:page-count="19" meta:paragraph-count="280" meta:word-count="2713" meta:character-count="19229"/>
  </office:meta>
</office:document-meta>
</file>